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/>
    <style:font-face style:name="Noto Sans CJK SC" svg:font-family="Noto Sans CJK SC" style:font-family-generic="system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user" style:master-page-name="MP0" style:family="paragraph">
      <style:paragraph-properties fo:break-before="page" fo:text-align="end" fo:line-height="101%" fo:margin-left="0.2361in" fo:text-indent="0.1965in">
        <style:tab-stops/>
      </style:paragraph-properties>
    </style:style>
    <style:style style:name="T2" style:parent-style-name="DefaultParagraphFont" style:family="text">
      <style:text-properties style:font-name="Calibri Light" style:font-name-asian="Calibri" style:font-name-complex="Calibri Light" fo:font-size="11pt" style:font-size-asian="11pt" style:font-size-complex="11pt"/>
    </style:style>
    <style:style style:name="P3" style:parent-style-name="Standarduser" style:family="paragraph">
      <style:paragraph-properties fo:text-align="justify" fo:line-height="101%"/>
      <style:text-properties style:font-name="Calibri Light" style:font-name-asian="Calibri" style:font-name-complex="Calibri Light" fo:font-size="11pt" style:font-size-asian="11pt" style:font-size-complex="11pt"/>
    </style:style>
    <style:style style:name="P4" style:parent-style-name="Standarduser" style:family="paragraph">
      <style:paragraph-properties fo:text-align="justify" fo:line-height="101%"/>
      <style:text-properties style:font-name="Calibri Light" style:font-name-asian="Calibri" style:font-name-complex="Calibri Light" fo:font-size="11pt" style:font-size-asian="11pt" style:font-size-complex="11pt"/>
    </style:style>
    <style:style style:name="P5" style:parent-style-name="Standarduser" style:family="paragraph">
      <style:paragraph-properties fo:text-align="justify" fo:line-height="101%"/>
      <style:text-properties style:font-name="Calibri Light" style:font-name-asian="Calibri" style:font-name-complex="Calibri Light" fo:font-size="11pt" style:font-size-asian="11pt" style:font-size-complex="11pt"/>
    </style:style>
    <style:style style:name="P6" style:parent-style-name="Standarduser" style:family="paragraph">
      <style:paragraph-properties fo:text-align="justify" fo:line-height="101%"/>
      <style:text-properties style:font-name="Calibri Light" style:font-name-asian="Calibri" style:font-name-complex="Calibri Light" fo:font-size="11pt" style:font-size-asian="11pt" style:font-size-complex="11pt"/>
    </style:style>
    <style:style style:name="P7" style:parent-style-name="Standarduser" style:family="paragraph">
      <style:paragraph-properties fo:text-align="justify" fo:line-height="101%"/>
      <style:text-properties style:font-name="Calibri Light" style:font-name-asian="Calibri" style:font-name-complex="Calibri Light" fo:font-weight="bold" style:font-weight-asian="bold" style:font-weight-complex="bold" fo:font-size="11pt" style:font-size-asian="11pt" style:font-size-complex="11pt"/>
    </style:style>
    <style:style style:name="P8" style:parent-style-name="Standarduser" style:family="paragraph">
      <style:paragraph-properties fo:text-align="justify" fo:line-height="101%"/>
      <style:text-properties style:font-name="Calibri Light" style:font-name-asian="Calibri" style:font-name-complex="Calibri Light" fo:font-size="11pt" style:font-size-asian="11pt" style:font-size-complex="11pt"/>
    </style:style>
    <style:style style:name="P9" style:parent-style-name="Standarduser" style:family="paragraph">
      <style:paragraph-properties fo:line-height="101%"/>
      <style:text-properties style:font-name="Calibri Light" style:font-name-asian="Calibri" style:font-name-complex="Calibri Light" fo:font-size="11pt" style:font-size-asian="11pt" style:font-size-complex="11pt"/>
    </style:style>
    <style:style style:name="P10" style:parent-style-name="Standarduser" style:family="paragraph">
      <style:paragraph-properties fo:line-height="101%"/>
      <style:text-properties style:font-name="Calibri Light" style:font-name-asian="Calibri" style:font-name-complex="Calibri Light" fo:font-size="11pt" style:font-size-asian="11pt" style:font-size-complex="11pt"/>
    </style:style>
    <style:style style:name="P11" style:parent-style-name="Standarduser" style:family="paragraph">
      <style:paragraph-properties fo:text-align="justify" fo:line-height="101%"/>
      <style:text-properties style:font-name="Calibri Light" style:font-name-asian="Calibri" style:font-name-complex="Calibri Light" fo:font-size="11pt" style:font-size-asian="11pt" style:font-size-complex="11pt"/>
    </style:style>
    <style:style style:name="P12" style:parent-style-name="Standarduser" style:family="paragraph">
      <style:paragraph-properties fo:text-align="justify" fo:line-height="101%"/>
      <style:text-properties style:font-name="Calibri Light" style:font-name-asian="Calibri" style:font-name-complex="Calibri Light" fo:font-size="11pt" style:font-size-asian="11pt" style:font-size-complex="11pt"/>
    </style:style>
    <style:style style:name="P13" style:parent-style-name="Standarduser" style:family="paragraph">
      <style:paragraph-properties fo:text-align="justify" fo:line-height="101%"/>
      <style:text-properties style:font-name="Calibri Light" style:font-name-asian="Calibri" style:font-name-complex="Calibri Light" fo:font-size="11pt" style:font-size-asian="11pt" style:font-size-complex="11pt"/>
    </style:style>
    <style:style style:name="P14" style:parent-style-name="Standarduser" style:family="paragraph">
      <style:paragraph-properties fo:text-align="justify" fo:line-height="101%"/>
    </style:style>
    <style:style style:name="T15" style:parent-style-name="DefaultParagraphFont" style:family="text">
      <style:text-properties style:font-name="Calibri Light" style:font-name-asian="Calibri" style:font-name-complex="Calibri Light" fo:font-size="11pt" style:font-size-asian="11pt" style:font-size-complex="11pt"/>
    </style:style>
    <style:style style:name="T16" style:parent-style-name="DefaultParagraphFont" style:family="text">
      <style:text-properties style:font-name="Calibri Light" style:font-name-asian="Calibri" style:font-name-complex="Calibri Light" fo:font-style="italic" style:font-style-asian="italic" fo:font-size="11pt" style:font-size-asian="11pt" style:font-size-complex="11pt"/>
    </style:style>
    <style:style style:name="T17" style:parent-style-name="DefaultParagraphFont" style:family="text">
      <style:text-properties style:font-name="Calibri Light" style:font-name-asian="Calibri" style:font-name-complex="Calibri Light" fo:font-weight="bold" style:font-weight-asian="bold" style:font-weight-complex="bold" fo:font-size="11pt" style:font-size-asian="11pt" style:font-size-complex="11pt"/>
    </style:style>
    <style:style style:name="T18" style:parent-style-name="DefaultParagraphFont" style:family="text">
      <style:text-properties style:font-name="Calibri Light" style:font-name-asian="Calibri" style:font-name-complex="Calibri Light" fo:font-weight="bold" style:font-weight-asian="bold" style:font-weight-complex="bold" fo:font-style="italic" style:font-style-asian="italic" fo:font-size="11pt" style:font-size-asian="11pt" style:font-size-complex="11pt"/>
    </style:style>
    <style:style style:name="T19" style:parent-style-name="DefaultParagraphFont" style:family="text">
      <style:text-properties style:font-name="Calibri Light" style:font-name-complex="Calibri Light" fo:font-style="italic" style:font-style-asian="italic" fo:font-size="11pt" style:font-size-asian="11pt" style:font-size-complex="11pt"/>
    </style:style>
    <style:style style:name="T20" style:parent-style-name="DefaultParagraphFont" style:family="text">
      <style:text-properties style:font-name="Calibri Light" style:font-name-asian="Calibri" style:font-name-complex="Calibri Light" fo:font-size="11pt" style:font-size-asian="11pt" style:font-size-complex="11pt"/>
    </style:style>
    <style:style style:name="T21" style:parent-style-name="DefaultParagraphFont" style:family="text">
      <style:text-properties style:font-name="Calibri Light" style:font-name-asian="Calibri" style:font-name-complex="Calibri Light" fo:font-size="11pt" style:font-size-asian="11pt" style:font-size-complex="11pt"/>
    </style:style>
    <style:style style:name="P22" style:parent-style-name="Standarduser" style:family="paragraph">
      <style:paragraph-properties fo:text-align="justify" fo:line-height="101%"/>
      <style:text-properties style:font-name="Calibri Light" style:font-name-asian="Calibri" style:font-name-complex="Calibri Light" fo:font-size="11pt" style:font-size-asian="11pt" style:font-size-complex="11pt"/>
    </style:style>
    <style:style style:name="P23" style:parent-style-name="ListParagraph" style:list-style-name="WWNum3" style:family="paragraph">
      <style:paragraph-properties fo:text-align="justify" fo:line-height="101%"/>
      <style:text-properties style:font-name="Calibri Light" style:font-name-asian="Calibri" style:font-name-complex="Calibri Light" fo:font-size="11pt" style:font-size-asian="11pt" style:font-size-complex="11pt"/>
    </style:style>
    <style:style style:name="P24" style:parent-style-name="ListParagraph" style:list-style-name="WWNum3" style:family="paragraph">
      <style:paragraph-properties fo:text-align="justify" fo:line-height="101%"/>
      <style:text-properties style:font-name="Calibri Light" style:font-name-asian="Calibri" style:font-name-complex="Calibri Light" fo:font-size="11pt" style:font-size-asian="11pt" style:font-size-complex="11pt"/>
    </style:style>
    <style:style style:name="P25" style:parent-style-name="ListParagraph" style:list-style-name="WWNum3" style:family="paragraph">
      <style:paragraph-properties fo:text-align="justify" fo:line-height="101%"/>
      <style:text-properties style:font-name="Calibri Light" style:font-name-asian="Calibri" style:font-name-complex="Calibri Light" fo:font-size="11pt" style:font-size-asian="11pt" style:font-size-complex="11pt"/>
    </style:style>
    <style:style style:name="P26" style:parent-style-name="ListParagraph" style:list-style-name="WWNum3" style:family="paragraph">
      <style:paragraph-properties fo:text-align="justify" fo:line-height="101%"/>
      <style:text-properties style:font-name="Calibri Light" style:font-name-asian="Calibri" style:font-name-complex="Calibri Light" fo:font-size="11pt" style:font-size-asian="11pt" style:font-size-complex="11pt"/>
    </style:style>
    <style:style style:name="P27" style:parent-style-name="ListParagraph" style:list-style-name="WWNum3" style:family="paragraph">
      <style:paragraph-properties fo:text-align="justify" fo:line-height="101%"/>
      <style:text-properties style:font-name="Calibri Light" style:font-name-asian="Calibri" style:font-name-complex="Calibri Light" fo:font-size="11pt" style:font-size-asian="11pt" style:font-size-complex="11pt"/>
    </style:style>
    <style:style style:name="P28" style:parent-style-name="ListParagraph" style:list-style-name="WWNum3" style:family="paragraph">
      <style:paragraph-properties fo:text-align="justify" fo:line-height="101%"/>
      <style:text-properties style:font-name="Calibri Light" style:font-name-asian="Calibri" style:font-name-complex="Calibri Light" fo:font-size="11pt" style:font-size-asian="11pt" style:font-size-complex="11pt"/>
    </style:style>
    <style:style style:name="P29" style:parent-style-name="ListParagraph" style:list-style-name="WWNum3" style:family="paragraph">
      <style:paragraph-properties fo:text-align="justify" fo:line-height="101%"/>
    </style:style>
    <style:style style:name="T30" style:parent-style-name="DefaultParagraphFont" style:family="text">
      <style:text-properties style:font-name="Calibri Light" style:font-name-asian="Calibri" style:font-name-complex="Calibri Light" fo:font-size="11pt" style:font-size-asian="11pt" style:font-size-complex="11pt"/>
    </style:style>
    <style:style style:name="T31" style:parent-style-name="DefaultParagraphFont" style:family="text">
      <style:text-properties style:font-name="Calibri Light" style:font-name-asian="Calibri" style:font-name-complex="Calibri Light" fo:font-size="11pt" style:font-size-asian="11pt" style:font-size-complex="11pt"/>
    </style:style>
    <style:style style:name="P32" style:parent-style-name="ListParagraph" style:list-style-name="WWNum3" style:family="paragraph">
      <style:paragraph-properties fo:text-align="justify" fo:line-height="101%"/>
      <style:text-properties style:font-name="Calibri Light" style:font-name-asian="Calibri" style:font-name-complex="Calibri Light" fo:font-size="11pt" style:font-size-asian="11pt" style:font-size-complex="11pt"/>
    </style:style>
    <style:style style:name="P33" style:parent-style-name="ListParagraph" style:list-style-name="WWNum3" style:family="paragraph">
      <style:paragraph-properties fo:text-align="justify" fo:line-height="101%"/>
      <style:text-properties style:font-name="Calibri Light" style:font-name-asian="Calibri" style:font-name-complex="Calibri Light" fo:font-size="11pt" style:font-size-asian="11pt" style:font-size-complex="11pt"/>
    </style:style>
    <style:style style:name="P34" style:parent-style-name="ListParagraph" style:list-style-name="WWNum3" style:family="paragraph">
      <style:paragraph-properties fo:text-align="justify" fo:line-height="101%"/>
      <style:text-properties style:font-name="Calibri Light" style:font-name-asian="Calibri" style:font-name-complex="Calibri Light" fo:font-size="11pt" style:font-size-asian="11pt" style:font-size-complex="11pt"/>
    </style:style>
    <style:style style:name="P35" style:parent-style-name="Standarduser" style:family="paragraph">
      <style:paragraph-properties fo:text-align="justify" fo:line-height="101%"/>
      <style:text-properties style:font-name="Calibri Light" style:font-name-asian="Calibri" style:font-name-complex="Calibri Light" fo:font-size="11pt" style:font-size-asian="11pt" style:font-size-complex="11pt"/>
    </style:style>
    <style:style style:name="P36" style:parent-style-name="Standarduser" style:family="paragraph">
      <style:paragraph-properties fo:text-align="justify" fo:line-height="101%"/>
      <style:text-properties style:font-name="Calibri Light" style:font-name-asian="Calibri" style:font-name-complex="Calibri Light" fo:font-size="11pt" style:font-size-asian="11pt" style:font-size-complex="11pt"/>
    </style:style>
    <style:style style:name="P37" style:parent-style-name="Standarduser" style:family="paragraph">
      <style:paragraph-properties fo:text-align="justify" fo:line-height="101%"/>
      <style:text-properties style:font-name="Calibri Light" style:font-name-asian="Calibri" style:font-name-complex="Calibri Light" fo:font-size="11pt" style:font-size-asian="11pt" style:font-size-complex="11pt"/>
    </style:style>
    <style:style style:name="P38" style:parent-style-name="Standarduser" style:family="paragraph">
      <style:paragraph-properties fo:text-align="center" fo:line-height="101%"/>
    </style:style>
    <style:style style:name="T39" style:parent-style-name="DefaultParagraphFont" style:family="text">
      <style:text-properties style:font-name="Calibri Light" style:font-name-complex="Calibri Light" fo:font-size="11pt" style:font-size-asian="11pt" style:font-size-complex="11pt"/>
    </style:style>
    <style:style style:name="T40" style:parent-style-name="DefaultParagraphFont" style:family="text">
      <style:text-properties style:font-name="Calibri Light" style:font-name-asian="Calibri" style:font-name-complex="Calibri Light" fo:font-size="11pt" style:font-size-asian="11pt" style:font-size-complex="11pt"/>
    </style:style>
    <style:style style:name="P41" style:parent-style-name="Standard" style:family="paragraph">
      <style:paragraph-properties fo:text-align="center" fo:line-height="102%"/>
    </style:style>
    <style:style style:name="T42" style:parent-style-name="DefaultParagraphFont" style:family="text">
      <style:text-properties style:font-name="Calibri Light" style:font-name-asian="Calibri" style:font-name-complex="Calibri Light" fo:font-size="11pt" style:font-size-asian="11pt" style:font-size-complex="11pt"/>
    </style:style>
    <style:style style:name="P43" style:parent-style-name="Standarduser" style:family="paragraph">
      <style:paragraph-properties fo:text-align="center" fo:line-height="101%"/>
    </style:style>
    <style:style style:name="T44" style:parent-style-name="DefaultParagraphFont" style:family="text">
      <style:text-properties style:font-name="Calibri Light" style:font-name-asian="Calibri" style:font-name-complex="Calibri Light" fo:font-size="11pt" style:font-size-asian="11pt" style:font-size-complex="11pt"/>
    </style:style>
    <style:style style:name="P45" style:parent-style-name="Standarduser" style:family="paragraph">
      <style:paragraph-properties fo:text-align="justify" fo:line-height="101%"/>
      <style:text-properties style:font-name="Calibri Light" style:font-name-asian="Calibri" style:font-name-complex="Calibri Light" fo:font-size="11pt" style:font-size-asian="11pt" style:font-size-complex="11pt"/>
    </style:style>
    <style:style style:name="P46" style:parent-style-name="Standarduser" style:family="paragraph">
      <style:paragraph-properties fo:text-align="justify" fo:line-height="101%"/>
    </style:style>
    <style:style style:name="T47" style:parent-style-name="DefaultParagraphFont" style:family="text">
      <style:text-properties style:font-name="Calibri Light" style:font-name-asian="Calibri" style:font-name-complex="Calibri Light" fo:font-size="11pt" style:font-size-asian="11pt" style:font-size-complex="11pt"/>
    </style:style>
    <style:style style:name="T48" style:parent-style-name="DefaultParagraphFont" style:family="text">
      <style:text-properties style:font-name="Calibri Light" style:font-name-asian="Calibri" style:font-name-complex="Calibri Light" fo:font-size="11pt" style:font-size-asian="11pt" style:font-size-complex="11pt"/>
    </style:style>
    <style:style style:name="T49" style:parent-style-name="Internetlink" style:family="text">
      <style:text-properties style:font-name="Calibri Light" style:font-name-asian="Calibri" style:font-name-complex="Calibri Light" fo:font-size="11pt" style:font-size-asian="11pt" style:font-size-complex="11pt"/>
    </style:style>
    <style:style style:name="T50" style:parent-style-name="DefaultParagraphFont" style:family="text">
      <style:text-properties style:font-name="Calibri Light" style:font-name-asian="Calibri" style:font-name-complex="Calibri Light" fo:font-size="11pt" style:font-size-asian="11pt" style:font-size-complex="11pt"/>
    </style:style>
    <style:style style:name="P51" style:parent-style-name="Standarduser" style:family="paragraph">
      <style:paragraph-properties fo:text-align="justify" fo:line-height="101%"/>
      <style:text-properties style:font-name="Calibri Light" style:font-name-asian="Calibri" style:font-name-complex="Calibri Light" fo:font-size="11pt" style:font-size-asian="11pt" style:font-size-complex="11pt"/>
    </style:style>
    <style:style style:name="P52" style:parent-style-name="Standarduser" style:family="paragraph">
      <style:paragraph-properties fo:text-align="justify" fo:line-height="101%"/>
      <style:text-properties style:font-name="Calibri Light" style:font-name-asian="Calibri" style:font-name-complex="Calibri Light" fo:font-size="11pt" style:font-size-asian="11pt" style:font-size-complex="11pt"/>
    </style:style>
    <style:style style:name="P53" style:parent-style-name="Standarduser" style:family="paragraph">
      <style:paragraph-properties fo:text-align="justify" fo:line-height="101%"/>
      <style:text-properties style:font-name="Calibri Light" style:font-name-asian="Calibri" style:font-name-complex="Calibri Light" fo:font-size="11pt" style:font-size-asian="11pt" style:font-size-complex="11pt"/>
    </style:style>
    <style:style style:name="P54" style:parent-style-name="Standarduser" style:family="paragraph">
      <style:paragraph-properties fo:text-align="justify" fo:line-height="101%"/>
      <style:text-properties style:font-name="Calibri Light" style:font-name-asian="Calibri" style:font-name-complex="Calibri Light" fo:font-size="11pt" style:font-size-asian="11pt" style:font-size-complex="11pt"/>
    </style:style>
    <style:style style:name="P55" style:parent-style-name="Standarduser" style:family="paragraph">
      <style:paragraph-properties fo:text-align="justify" fo:line-height="101%"/>
      <style:text-properties style:font-name="Calibri Light" style:font-name-asian="Calibri" style:font-name-complex="Calibri Light" fo:font-size="11pt" style:font-size-asian="11pt" style:font-size-complex="11pt"/>
    </style:style>
    <style:style style:name="P56" style:parent-style-name="Standarduser" style:family="paragraph">
      <style:paragraph-properties fo:text-align="justify" fo:line-height="101%"/>
      <style:text-properties style:font-name="Calibri Light" style:font-name-asian="Calibri" style:font-name-complex="Calibri Light" fo:font-size="11pt" style:font-size-asian="11pt" style:font-size-complex="11pt"/>
    </style:style>
    <style:style style:name="P57" style:parent-style-name="Standarduser" style:family="paragraph">
      <style:paragraph-properties fo:text-align="justify" fo:line-height="101%"/>
      <style:text-properties style:font-name="Calibri Light" style:font-name-asian="Calibri" style:font-name-complex="Calibri Light" fo:font-size="11pt" style:font-size-asian="11pt" style:font-size-complex="11pt"/>
    </style:style>
    <style:style style:name="P58" style:parent-style-name="Standarduser" style:family="paragraph">
      <style:paragraph-properties fo:text-align="justify" fo:line-height="101%"/>
      <style:text-properties style:font-name="Calibri Light" style:font-name-asian="Calibri" style:font-name-complex="Calibri Light" fo:font-weight="bold" style:font-weight-asian="bold" style:font-weight-complex="bold" fo:font-size="11pt" style:font-size-asian="11pt" style:font-size-complex="11pt" fo:language="en" fo:country="US"/>
    </style:style>
    <style:style style:name="P59" style:parent-style-name="Standarduser" style:family="paragraph">
      <style:paragraph-properties fo:text-align="justify" fo:line-height="101%"/>
      <style:text-properties style:font-name="Calibri Light" style:font-name-asian="Calibri" style:font-name-complex="Calibri Light" fo:font-weight="bold" style:font-weight-asian="bold" style:font-weight-complex="bold" fo:font-size="11pt" style:font-size-asian="11pt" style:font-size-complex="11pt" fo:language="en" fo:country="US"/>
    </style:style>
    <style:style style:name="P60" style:parent-style-name="Standarduser" style:family="paragraph">
      <style:paragraph-properties fo:text-align="justify" fo:line-height="101%"/>
    </style:style>
    <style:style style:name="T61" style:parent-style-name="DefaultParagraphFont" style:family="text">
      <style:text-properties style:font-name="Calibri Light" style:font-name-asian="Calibri" style:font-name-complex="Calibri Light" fo:font-size="11pt" style:font-size-asian="11pt" style:font-size-complex="11pt"/>
    </style:style>
    <style:style style:name="T62" style:parent-style-name="DefaultParagraphFont" style:family="text">
      <style:text-properties style:font-name="Calibri Light" style:font-name-asian="Calibri" style:font-name-complex="Calibri Light" fo:font-size="11pt" style:font-size-asian="11pt" style:font-size-complex="11pt"/>
    </style:style>
    <style:style style:name="P63" style:parent-style-name="Standarduser" style:master-page-name="MP1" style:family="paragraph">
      <style:paragraph-properties fo:break-before="page" fo:text-align="end" fo:line-height="101%" fo:margin-left="0.2361in" fo:text-indent="0.1965in">
        <style:tab-stops/>
      </style:paragraph-properties>
    </style:style>
    <style:style style:name="T64" style:parent-style-name="DefaultParagraphFont" style:family="text">
      <style:text-properties style:font-name="Calibri Light" style:font-name-asian="Calibri" style:font-name-complex="Calibri Light" fo:font-size="11pt" style:font-size-asian="11pt" style:font-size-complex="11pt"/>
    </style:style>
    <style:style style:name="P65" style:parent-style-name="Standarduser" style:family="paragraph">
      <style:paragraph-properties fo:text-align="justify" fo:line-height="101%"/>
      <style:text-properties style:font-name="Calibri Light" style:font-name-asian="Calibri" style:font-name-complex="Calibri Light" fo:font-size="11pt" style:font-size-asian="11pt" style:font-size-complex="11pt"/>
    </style:style>
    <style:style style:name="P66" style:parent-style-name="Standarduser" style:family="paragraph">
      <style:paragraph-properties fo:text-align="justify" fo:line-height="101%"/>
      <style:text-properties style:font-name="Calibri Light" style:font-name-asian="Calibri" style:font-name-complex="Calibri Light" fo:font-size="11pt" style:font-size-asian="11pt" style:font-size-complex="11pt"/>
    </style:style>
    <style:style style:name="P67" style:parent-style-name="Standarduser" style:family="paragraph">
      <style:paragraph-properties fo:text-align="justify" fo:line-height="101%"/>
      <style:text-properties style:font-name="Calibri Light" style:font-name-asian="Calibri" style:font-name-complex="Calibri Light" fo:font-size="11pt" style:font-size-asian="11pt" style:font-size-complex="11pt"/>
    </style:style>
    <style:style style:name="P68" style:parent-style-name="Standarduser" style:family="paragraph">
      <style:paragraph-properties fo:text-align="justify" fo:line-height="101%"/>
      <style:text-properties style:font-name="Calibri Light" style:font-name-asian="Calibri" style:font-name-complex="Calibri Light" fo:font-size="11pt" style:font-size-asian="11pt" style:font-size-complex="11pt"/>
    </style:style>
    <style:style style:name="P69" style:parent-style-name="Standarduser" style:family="paragraph">
      <style:paragraph-properties fo:text-align="justify" fo:line-height="101%"/>
    </style:style>
    <style:style style:name="T70" style:parent-style-name="DefaultParagraphFont" style:family="text">
      <style:text-properties style:font-name="Calibri Light" style:font-name-asian="Calibri" style:font-name-complex="Calibri Light" fo:font-weight="bold" style:font-weight-asian="bold" style:font-weight-complex="bold" fo:font-size="11pt" style:font-size-asian="11pt" style:font-size-complex="11pt"/>
    </style:style>
    <style:style style:name="P71" style:parent-style-name="Standarduser" style:family="paragraph">
      <style:paragraph-properties fo:text-align="justify" fo:line-height="101%"/>
    </style:style>
    <style:style style:name="T72" style:parent-style-name="DefaultParagraphFont" style:family="text">
      <style:text-properties style:font-name="Calibri Light" style:font-name-asian="Calibri" style:font-name-complex="Calibri Light" fo:font-size="11pt" style:font-size-asian="11pt" style:font-size-complex="11pt"/>
    </style:style>
    <style:style style:name="P73" style:parent-style-name="Standarduser" style:family="paragraph">
      <style:paragraph-properties fo:line-height="101%"/>
      <style:text-properties style:font-name="Calibri Light" style:font-name-asian="Calibri" style:font-name-complex="Calibri Light" fo:font-size="11pt" style:font-size-asian="11pt" style:font-size-complex="11pt"/>
    </style:style>
    <style:style style:name="P74" style:parent-style-name="Standarduser" style:family="paragraph">
      <style:paragraph-properties fo:line-height="101%"/>
      <style:text-properties style:font-name="Calibri Light" style:font-name-asian="Calibri" style:font-name-complex="Calibri Light" fo:font-size="11pt" style:font-size-asian="11pt" style:font-size-complex="11pt"/>
    </style:style>
    <style:style style:name="P75" style:parent-style-name="Standarduser" style:family="paragraph">
      <style:paragraph-properties fo:text-align="justify" fo:line-height="101%"/>
      <style:text-properties style:font-name="Calibri Light" style:font-name-asian="Calibri" style:font-name-complex="Calibri Light" fo:font-size="11pt" style:font-size-asian="11pt" style:font-size-complex="11pt"/>
    </style:style>
    <style:style style:name="P76" style:parent-style-name="Standarduser" style:family="paragraph">
      <style:paragraph-properties fo:text-align="justify" fo:line-height="101%"/>
      <style:text-properties style:font-name="Calibri Light" style:font-name-asian="Calibri" style:font-name-complex="Calibri Light" fo:font-size="11pt" style:font-size-asian="11pt" style:font-size-complex="11pt"/>
    </style:style>
    <style:style style:name="P77" style:parent-style-name="Standarduser" style:family="paragraph">
      <style:paragraph-properties fo:text-align="justify" fo:line-height="101%"/>
      <style:text-properties style:font-name="Calibri Light" style:font-name-asian="Calibri" style:font-name-complex="Calibri Light" fo:font-size="11pt" style:font-size-asian="11pt" style:font-size-complex="11pt"/>
    </style:style>
    <style:style style:name="P78" style:parent-style-name="Standarduser" style:family="paragraph">
      <style:paragraph-properties fo:text-align="justify" fo:line-height="101%"/>
    </style:style>
    <style:style style:name="T79" style:parent-style-name="DefaultParagraphFont" style:family="text">
      <style:text-properties style:font-name="Calibri Light" style:font-name-asian="Calibri" style:font-name-complex="Calibri Light" fo:font-size="11pt" style:font-size-asian="11pt" style:font-size-complex="11pt"/>
    </style:style>
    <style:style style:name="T80" style:parent-style-name="DefaultParagraphFont" style:family="text">
      <style:text-properties style:font-name="Calibri Light" style:font-name-asian="Calibri" style:font-name-complex="Calibri Light" fo:font-style="italic" style:font-style-asian="italic" fo:font-size="11pt" style:font-size-asian="11pt" style:font-size-complex="11pt"/>
    </style:style>
    <style:style style:name="T81" style:parent-style-name="DefaultParagraphFont" style:family="text">
      <style:text-properties style:font-name="Calibri Light" style:font-name-asian="Calibri" style:font-name-complex="Calibri Light" fo:font-weight="bold" style:font-weight-asian="bold" style:font-weight-complex="bold" fo:font-size="11pt" style:font-size-asian="11pt" style:font-size-complex="11pt"/>
    </style:style>
    <style:style style:name="T82" style:parent-style-name="DefaultParagraphFont" style:family="text">
      <style:text-properties style:font-name="Calibri Light" style:font-name-asian="Calibri" style:font-name-complex="Calibri Light" fo:font-weight="bold" style:font-weight-asian="bold" style:font-weight-complex="bold" fo:font-style="italic" style:font-style-asian="italic" fo:font-size="11pt" style:font-size-asian="11pt" style:font-size-complex="11pt"/>
    </style:style>
    <style:style style:name="T83" style:parent-style-name="DefaultParagraphFont" style:family="text">
      <style:text-properties style:font-name="Calibri Light" style:font-name-complex="Calibri Light" fo:font-style="italic" style:font-style-asian="italic" fo:font-size="11pt" style:font-size-asian="11pt" style:font-size-complex="11pt"/>
    </style:style>
    <style:style style:name="T84" style:parent-style-name="DefaultParagraphFont" style:family="text">
      <style:text-properties style:font-name="Calibri Light" style:font-name-asian="Calibri" style:font-name-complex="Calibri Light" fo:font-size="11pt" style:font-size-asian="11pt" style:font-size-complex="11pt"/>
    </style:style>
    <style:style style:name="T85" style:parent-style-name="DefaultParagraphFont" style:family="text">
      <style:text-properties style:font-name="Calibri Light" style:font-name-asian="Calibri" style:font-name-complex="Calibri Light" fo:font-size="11pt" style:font-size-asian="11pt" style:font-size-complex="11pt"/>
    </style:style>
    <style:style style:name="P86" style:parent-style-name="Standarduser" style:family="paragraph">
      <style:paragraph-properties fo:text-align="justify" fo:line-height="101%"/>
      <style:text-properties style:font-name="Calibri Light" style:font-name-asian="Calibri" style:font-name-complex="Calibri Light" fo:font-size="11pt" style:font-size-asian="11pt" style:font-size-complex="11pt"/>
    </style:style>
    <style:style style:name="P87" style:parent-style-name="ListParagraph" style:list-style-name="WWNum3" style:family="paragraph">
      <style:paragraph-properties fo:text-align="justify" fo:line-height="101%"/>
      <style:text-properties style:font-name="Calibri Light" style:font-name-asian="Calibri" style:font-name-complex="Calibri Light" fo:font-size="11pt" style:font-size-asian="11pt" style:font-size-complex="11pt"/>
    </style:style>
    <style:style style:name="P88" style:parent-style-name="ListParagraph" style:list-style-name="WWNum3" style:family="paragraph">
      <style:paragraph-properties fo:text-align="justify" fo:line-height="101%"/>
      <style:text-properties style:font-name="Calibri Light" style:font-name-asian="Calibri" style:font-name-complex="Calibri Light" fo:font-size="11pt" style:font-size-asian="11pt" style:font-size-complex="11pt"/>
    </style:style>
    <style:style style:name="P89" style:parent-style-name="ListParagraph" style:list-style-name="WWNum3" style:family="paragraph">
      <style:paragraph-properties fo:text-align="justify" fo:line-height="101%"/>
      <style:text-properties style:font-name="Calibri Light" style:font-name-asian="Calibri" style:font-name-complex="Calibri Light" fo:font-size="11pt" style:font-size-asian="11pt" style:font-size-complex="11pt"/>
    </style:style>
    <style:style style:name="P90" style:parent-style-name="ListParagraph" style:list-style-name="WWNum3" style:family="paragraph">
      <style:paragraph-properties fo:text-align="justify" fo:line-height="101%"/>
      <style:text-properties style:font-name="Calibri Light" style:font-name-asian="Calibri" style:font-name-complex="Calibri Light" fo:font-size="11pt" style:font-size-asian="11pt" style:font-size-complex="11pt"/>
    </style:style>
    <style:style style:name="P91" style:parent-style-name="ListParagraph" style:list-style-name="WWNum3" style:family="paragraph">
      <style:paragraph-properties fo:text-align="justify" fo:line-height="101%"/>
      <style:text-properties style:font-name="Calibri Light" style:font-name-asian="Calibri" style:font-name-complex="Calibri Light" fo:font-size="11pt" style:font-size-asian="11pt" style:font-size-complex="11pt"/>
    </style:style>
    <style:style style:name="P92" style:parent-style-name="ListParagraph" style:list-style-name="WWNum3" style:family="paragraph">
      <style:paragraph-properties fo:text-align="justify" fo:line-height="101%"/>
      <style:text-properties style:font-name="Calibri Light" style:font-name-asian="Calibri" style:font-name-complex="Calibri Light" fo:font-size="11pt" style:font-size-asian="11pt" style:font-size-complex="11pt"/>
    </style:style>
    <style:style style:name="P93" style:parent-style-name="ListParagraph" style:list-style-name="WWNum3" style:family="paragraph">
      <style:paragraph-properties fo:text-align="justify" fo:line-height="101%"/>
    </style:style>
    <style:style style:name="T94" style:parent-style-name="DefaultParagraphFont" style:family="text">
      <style:text-properties style:font-name="Calibri Light" style:font-name-asian="Calibri" style:font-name-complex="Calibri Light" fo:font-size="11pt" style:font-size-asian="11pt" style:font-size-complex="11pt"/>
    </style:style>
    <style:style style:name="T95" style:parent-style-name="DefaultParagraphFont" style:family="text">
      <style:text-properties style:font-name="Calibri Light" style:font-name-asian="Calibri" style:font-name-complex="Calibri Light" fo:font-size="11pt" style:font-size-asian="11pt" style:font-size-complex="11pt"/>
    </style:style>
    <style:style style:name="P96" style:parent-style-name="ListParagraph" style:list-style-name="WWNum3" style:family="paragraph">
      <style:paragraph-properties fo:text-align="justify" fo:line-height="101%"/>
      <style:text-properties style:font-name="Calibri Light" style:font-name-asian="Calibri" style:font-name-complex="Calibri Light" fo:font-size="11pt" style:font-size-asian="11pt" style:font-size-complex="11pt"/>
    </style:style>
    <style:style style:name="P97" style:parent-style-name="ListParagraph" style:list-style-name="WWNum3" style:family="paragraph">
      <style:paragraph-properties fo:text-align="justify" fo:line-height="101%"/>
      <style:text-properties style:font-name="Calibri Light" style:font-name-asian="Calibri" style:font-name-complex="Calibri Light" fo:font-size="11pt" style:font-size-asian="11pt" style:font-size-complex="11pt"/>
    </style:style>
    <style:style style:name="P98" style:parent-style-name="ListParagraph" style:list-style-name="WWNum3" style:family="paragraph">
      <style:paragraph-properties fo:text-align="justify" fo:line-height="101%"/>
      <style:text-properties style:font-name="Calibri Light" style:font-name-asian="Calibri" style:font-name-complex="Calibri Light" fo:font-size="11pt" style:font-size-asian="11pt" style:font-size-complex="11pt"/>
    </style:style>
    <style:style style:name="P99" style:parent-style-name="Standarduser" style:family="paragraph">
      <style:paragraph-properties fo:text-align="justify" fo:line-height="101%"/>
      <style:text-properties style:font-name="Calibri Light" style:font-name-asian="Calibri" style:font-name-complex="Calibri Light" fo:font-size="11pt" style:font-size-asian="11pt" style:font-size-complex="11pt"/>
    </style:style>
    <style:style style:name="P100" style:parent-style-name="Standarduser" style:family="paragraph">
      <style:paragraph-properties fo:text-align="justify" fo:line-height="101%"/>
      <style:text-properties style:font-name="Calibri Light" style:font-name-asian="Calibri" style:font-name-complex="Calibri Light" fo:font-size="11pt" style:font-size-asian="11pt" style:font-size-complex="11pt"/>
    </style:style>
    <style:style style:name="P101" style:parent-style-name="Standarduser" style:family="paragraph">
      <style:paragraph-properties fo:text-align="justify" fo:line-height="101%"/>
      <style:text-properties style:font-name="Calibri Light" style:font-name-asian="Calibri" style:font-name-complex="Calibri Light" fo:font-size="11pt" style:font-size-asian="11pt" style:font-size-complex="11pt"/>
    </style:style>
    <style:style style:name="P102" style:parent-style-name="Standarduser" style:family="paragraph">
      <style:paragraph-properties fo:text-align="center" fo:line-height="101%"/>
    </style:style>
    <style:style style:name="T103" style:parent-style-name="DefaultParagraphFont" style:family="text">
      <style:text-properties style:font-name="Calibri Light" style:font-name-complex="Calibri Light" fo:font-size="11pt" style:font-size-asian="11pt" style:font-size-complex="11pt"/>
    </style:style>
    <style:style style:name="T104" style:parent-style-name="DefaultParagraphFont" style:family="text">
      <style:text-properties style:font-name="Calibri Light" style:font-name-asian="Calibri" style:font-name-complex="Calibri Light" fo:font-size="11pt" style:font-size-asian="11pt" style:font-size-complex="11pt"/>
    </style:style>
    <style:style style:name="P105" style:parent-style-name="Standard" style:family="paragraph">
      <style:paragraph-properties fo:text-align="center" fo:line-height="102%"/>
    </style:style>
    <style:style style:name="T106" style:parent-style-name="DefaultParagraphFont" style:family="text">
      <style:text-properties style:font-name="Calibri Light" style:font-name-asian="Calibri" style:font-name-complex="Calibri Light" fo:font-size="11pt" style:font-size-asian="11pt" style:font-size-complex="11pt"/>
    </style:style>
    <style:style style:name="P107" style:parent-style-name="Standarduser" style:family="paragraph">
      <style:paragraph-properties fo:text-align="center" fo:line-height="101%"/>
    </style:style>
    <style:style style:name="T108" style:parent-style-name="DefaultParagraphFont" style:family="text">
      <style:text-properties style:font-name="Calibri Light" style:font-name-asian="Calibri" style:font-name-complex="Calibri Light" fo:font-size="11pt" style:font-size-asian="11pt" style:font-size-complex="11pt"/>
    </style:style>
    <style:style style:name="P109" style:parent-style-name="Standarduser" style:family="paragraph">
      <style:paragraph-properties fo:text-align="justify" fo:line-height="101%"/>
      <style:text-properties style:font-name="Calibri Light" style:font-name-asian="Calibri" style:font-name-complex="Calibri Light" fo:font-size="11pt" style:font-size-asian="11pt" style:font-size-complex="11pt"/>
    </style:style>
    <style:style style:name="P110" style:parent-style-name="Standarduser" style:family="paragraph">
      <style:paragraph-properties fo:text-align="justify" fo:line-height="101%"/>
    </style:style>
    <style:style style:name="T111" style:parent-style-name="DefaultParagraphFont" style:family="text">
      <style:text-properties style:font-name="Calibri Light" style:font-name-asian="Calibri" style:font-name-complex="Calibri Light" fo:font-size="11pt" style:font-size-asian="11pt" style:font-size-complex="11pt"/>
    </style:style>
    <style:style style:name="T112" style:parent-style-name="DefaultParagraphFont" style:family="text">
      <style:text-properties style:font-name="Calibri Light" style:font-name-asian="Calibri" style:font-name-complex="Calibri Light" fo:font-size="11pt" style:font-size-asian="11pt" style:font-size-complex="11pt"/>
    </style:style>
    <style:style style:name="T113" style:parent-style-name="Internetlink" style:family="text">
      <style:text-properties style:font-name="Calibri Light" style:font-name-asian="Calibri" style:font-name-complex="Calibri Light" fo:font-size="11pt" style:font-size-asian="11pt" style:font-size-complex="11pt"/>
    </style:style>
    <style:style style:name="T114" style:parent-style-name="DefaultParagraphFont" style:family="text">
      <style:text-properties style:font-name="Calibri Light" style:font-name-asian="Calibri" style:font-name-complex="Calibri Light" fo:font-size="11pt" style:font-size-asian="11pt" style:font-size-complex="11pt"/>
    </style:style>
    <style:style style:name="P115" style:parent-style-name="Standarduser" style:family="paragraph">
      <style:paragraph-properties fo:text-align="justify" fo:line-height="101%"/>
      <style:text-properties style:font-name="Calibri Light" style:font-name-asian="Calibri" style:font-name-complex="Calibri Light" fo:font-size="11pt" style:font-size-asian="11pt" style:font-size-complex="11pt"/>
    </style:style>
    <style:style style:name="P116" style:parent-style-name="Standarduser" style:family="paragraph">
      <style:paragraph-properties fo:text-align="justify" fo:line-height="101%"/>
      <style:text-properties style:font-name="Calibri Light" style:font-name-asian="Calibri" style:font-name-complex="Calibri Light" fo:font-size="11pt" style:font-size-asian="11pt" style:font-size-complex="11pt"/>
    </style:style>
    <style:style style:name="P117" style:parent-style-name="Standarduser" style:family="paragraph">
      <style:paragraph-properties fo:text-align="justify" fo:line-height="101%"/>
      <style:text-properties style:font-name="Calibri Light" style:font-name-asian="Calibri" style:font-name-complex="Calibri Light" fo:font-size="11pt" style:font-size-asian="11pt" style:font-size-complex="11pt"/>
    </style:style>
    <style:style style:name="P118" style:parent-style-name="Standarduser" style:family="paragraph">
      <style:paragraph-properties fo:text-align="justify" fo:line-height="101%"/>
      <style:text-properties style:font-name="Calibri Light" style:font-name-asian="Calibri" style:font-name-complex="Calibri Light" fo:font-size="11pt" style:font-size-asian="11pt" style:font-size-complex="11pt"/>
    </style:style>
    <style:style style:name="P119" style:parent-style-name="Standarduser" style:family="paragraph">
      <style:paragraph-properties fo:text-align="justify" fo:line-height="101%"/>
      <style:text-properties style:font-name="Calibri Light" style:font-name-asian="Calibri" style:font-name-complex="Calibri Light" fo:font-size="11pt" style:font-size-asian="11pt" style:font-size-complex="11pt"/>
    </style:style>
    <style:style style:name="P120" style:parent-style-name="Standarduser" style:family="paragraph">
      <style:paragraph-properties fo:text-align="justify" fo:line-height="101%"/>
      <style:text-properties style:font-name="Calibri Light" style:font-name-asian="Calibri" style:font-name-complex="Calibri Light" fo:font-size="11pt" style:font-size-asian="11pt" style:font-size-complex="11pt"/>
    </style:style>
    <style:style style:name="P121" style:parent-style-name="Standarduser" style:family="paragraph">
      <style:paragraph-properties fo:text-align="justify" fo:line-height="101%"/>
      <style:text-properties style:font-name="Calibri Light" style:font-name-asian="Calibri" style:font-name-complex="Calibri Light" fo:font-size="11pt" style:font-size-asian="11pt" style:font-size-complex="11pt"/>
    </style:style>
    <style:style style:name="P122" style:parent-style-name="Standarduser" style:family="paragraph">
      <style:paragraph-properties fo:text-align="justify" fo:line-height="101%"/>
      <style:text-properties style:font-name="Calibri Light" style:font-name-asian="Calibri" style:font-name-complex="Calibri Light" fo:font-size="11pt" style:font-size-asian="11pt" style:font-size-complex="11pt"/>
    </style:style>
    <style:style style:name="P123" style:parent-style-name="Standarduser" style:family="paragraph">
      <style:paragraph-properties fo:text-align="justify" fo:line-height="101%"/>
      <style:text-properties style:font-name="Calibri Light" style:font-name-asian="Calibri" style:font-name-complex="Calibri Light" fo:font-size="11pt" style:font-size-asian="11pt" style:font-size-complex="11pt" fo:language="en" fo:country="US"/>
    </style:style>
    <style:style style:name="P124" style:parent-style-name="Standarduser" style:family="paragraph">
      <style:paragraph-properties fo:text-align="justify" fo:line-height="101%"/>
      <style:text-properties style:font-name="Calibri Light" style:font-name-asian="Calibri" style:font-name-complex="Calibri Light" fo:font-size="11pt" style:font-size-asian="11pt" style:font-size-complex="11pt" fo:language="en" fo:country="US"/>
    </style:style>
    <style:style style:name="P125" style:parent-style-name="Standarduser" style:family="paragraph">
      <style:paragraph-properties fo:text-align="justify" fo:line-height="101%"/>
    </style:style>
    <style:style style:name="T126" style:parent-style-name="DefaultParagraphFont" style:family="text">
      <style:text-properties style:font-name="Calibri Light" style:font-name-asian="Calibri" style:font-name-complex="Calibri Light" fo:font-size="11pt" style:font-size-asian="11pt" style:font-size-complex="11pt"/>
    </style:style>
    <style:style style:name="T127" style:parent-style-name="DefaultParagraphFont" style:family="text">
      <style:text-properties style:font-name="Calibri Light" style:font-name-asian="Calibri" style:font-name-complex="Calibri Light" fo:font-size="11pt" style:font-size-asian="11pt" style:font-size-complex="11pt"/>
    </style:style>
    <style:style style:name="P128" style:parent-style-name="Standarduser" style:master-page-name="MP2" style:family="paragraph">
      <style:paragraph-properties fo:break-before="page" fo:text-align="end" fo:line-height="101%" fo:margin-left="0.2361in" fo:text-indent="0.1965in">
        <style:tab-stops/>
      </style:paragraph-properties>
    </style:style>
    <style:style style:name="T129" style:parent-style-name="DefaultParagraphFont" style:family="text">
      <style:text-properties style:font-name="Calibri Light" style:font-name-asian="Calibri" style:font-name-complex="Calibri Light" fo:font-size="11pt" style:font-size-asian="11pt" style:font-size-complex="11pt"/>
    </style:style>
    <style:style style:name="P130" style:parent-style-name="Standarduser" style:family="paragraph">
      <style:paragraph-properties fo:text-align="justify" fo:line-height="101%"/>
      <style:text-properties style:font-name="Calibri Light" style:font-name-asian="Calibri" style:font-name-complex="Calibri Light" fo:font-size="11pt" style:font-size-asian="11pt" style:font-size-complex="11pt"/>
    </style:style>
    <style:style style:name="P131" style:parent-style-name="Standarduser" style:family="paragraph">
      <style:paragraph-properties fo:text-align="justify" fo:line-height="101%"/>
      <style:text-properties style:font-name="Calibri Light" style:font-name-asian="Calibri" style:font-name-complex="Calibri Light" fo:font-size="11pt" style:font-size-asian="11pt" style:font-size-complex="11pt"/>
    </style:style>
    <style:style style:name="P132" style:parent-style-name="Standarduser" style:family="paragraph">
      <style:paragraph-properties fo:text-align="justify" fo:line-height="101%"/>
      <style:text-properties style:font-name="Calibri Light" style:font-name-asian="Calibri" style:font-name-complex="Calibri Light" fo:font-size="11pt" style:font-size-asian="11pt" style:font-size-complex="11pt"/>
    </style:style>
    <style:style style:name="P133" style:parent-style-name="Standarduser" style:family="paragraph">
      <style:paragraph-properties fo:text-align="justify" fo:line-height="101%"/>
      <style:text-properties style:font-name="Calibri Light" style:font-name-asian="Calibri" style:font-name-complex="Calibri Light" fo:font-size="11pt" style:font-size-asian="11pt" style:font-size-complex="11pt"/>
    </style:style>
    <style:style style:name="P134" style:parent-style-name="Standarduser" style:family="paragraph">
      <style:paragraph-properties fo:text-align="justify" fo:line-height="101%"/>
    </style:style>
    <style:style style:name="T135" style:parent-style-name="DefaultParagraphFont" style:family="text">
      <style:text-properties style:font-name="Calibri Light" style:font-name-asian="Calibri" style:font-name-complex="Calibri Light" fo:font-weight="bold" style:font-weight-asian="bold" style:font-weight-complex="bold" fo:font-size="11pt" style:font-size-asian="11pt" style:font-size-complex="11pt"/>
    </style:style>
    <style:style style:name="P136" style:parent-style-name="Standarduser" style:family="paragraph">
      <style:paragraph-properties fo:text-align="justify" fo:line-height="101%"/>
      <style:text-properties style:font-name="Calibri Light" style:font-name-asian="Calibri" style:font-name-complex="Calibri Light" fo:font-size="11pt" style:font-size-asian="11pt" style:font-size-complex="11pt"/>
    </style:style>
    <style:style style:name="P137" style:parent-style-name="Standarduser" style:family="paragraph">
      <style:paragraph-properties fo:line-height="101%"/>
      <style:text-properties style:font-name="Calibri Light" style:font-name-asian="Calibri" style:font-name-complex="Calibri Light" fo:font-size="11pt" style:font-size-asian="11pt" style:font-size-complex="11pt"/>
    </style:style>
    <style:style style:name="P138" style:parent-style-name="Standarduser" style:family="paragraph">
      <style:paragraph-properties fo:line-height="101%"/>
      <style:text-properties style:font-name="Calibri Light" style:font-name-asian="Calibri" style:font-name-complex="Calibri Light" fo:font-size="11pt" style:font-size-asian="11pt" style:font-size-complex="11pt"/>
    </style:style>
    <style:style style:name="P139" style:parent-style-name="Standarduser" style:family="paragraph">
      <style:paragraph-properties fo:text-align="justify" fo:line-height="101%"/>
      <style:text-properties style:font-name="Calibri Light" style:font-name-asian="Calibri" style:font-name-complex="Calibri Light" fo:font-size="11pt" style:font-size-asian="11pt" style:font-size-complex="11pt"/>
    </style:style>
    <style:style style:name="P140" style:parent-style-name="Standarduser" style:family="paragraph">
      <style:paragraph-properties fo:text-align="justify" fo:line-height="101%"/>
      <style:text-properties style:font-name="Calibri Light" style:font-name-asian="Calibri" style:font-name-complex="Calibri Light" fo:font-size="11pt" style:font-size-asian="11pt" style:font-size-complex="11pt"/>
    </style:style>
    <style:style style:name="P141" style:parent-style-name="Standarduser" style:family="paragraph">
      <style:paragraph-properties fo:text-align="justify" fo:line-height="101%"/>
      <style:text-properties style:font-name="Calibri Light" style:font-name-asian="Calibri" style:font-name-complex="Calibri Light" fo:font-size="11pt" style:font-size-asian="11pt" style:font-size-complex="11pt"/>
    </style:style>
    <style:style style:name="P142" style:parent-style-name="Standarduser" style:family="paragraph">
      <style:paragraph-properties fo:text-align="justify" fo:line-height="101%"/>
    </style:style>
    <style:style style:name="T143" style:parent-style-name="DefaultParagraphFont" style:family="text">
      <style:text-properties style:font-name="Calibri Light" style:font-name-asian="Calibri" style:font-name-complex="Calibri Light" fo:font-size="11pt" style:font-size-asian="11pt" style:font-size-complex="11pt"/>
    </style:style>
    <style:style style:name="T144" style:parent-style-name="DefaultParagraphFont" style:family="text">
      <style:text-properties style:font-name="Calibri Light" style:font-name-asian="Calibri" style:font-name-complex="Calibri Light" fo:font-style="italic" style:font-style-asian="italic" fo:font-size="11pt" style:font-size-asian="11pt" style:font-size-complex="11pt"/>
    </style:style>
    <style:style style:name="T145" style:parent-style-name="DefaultParagraphFont" style:family="text">
      <style:text-properties style:font-name="Calibri Light" style:font-name-asian="Calibri" style:font-name-complex="Calibri Light" fo:font-weight="bold" style:font-weight-asian="bold" style:font-weight-complex="bold" fo:font-size="11pt" style:font-size-asian="11pt" style:font-size-complex="11pt"/>
    </style:style>
    <style:style style:name="T146" style:parent-style-name="DefaultParagraphFont" style:family="text">
      <style:text-properties style:font-name="Calibri Light" style:font-name-asian="Calibri" style:font-name-complex="Calibri Light" fo:font-weight="bold" style:font-weight-asian="bold" style:font-weight-complex="bold" fo:font-style="italic" style:font-style-asian="italic" fo:font-size="11pt" style:font-size-asian="11pt" style:font-size-complex="11pt"/>
    </style:style>
    <style:style style:name="T147" style:parent-style-name="DefaultParagraphFont" style:family="text">
      <style:text-properties style:font-name="Calibri Light" style:font-name-complex="Calibri Light" fo:font-style="italic" style:font-style-asian="italic" fo:font-size="11pt" style:font-size-asian="11pt" style:font-size-complex="11pt"/>
    </style:style>
    <style:style style:name="T148" style:parent-style-name="DefaultParagraphFont" style:family="text">
      <style:text-properties style:font-name="Calibri Light" style:font-name-asian="Calibri" style:font-name-complex="Calibri Light" fo:font-size="11pt" style:font-size-asian="11pt" style:font-size-complex="11pt"/>
    </style:style>
    <style:style style:name="T149" style:parent-style-name="DefaultParagraphFont" style:family="text">
      <style:text-properties style:font-name="Calibri Light" style:font-name-asian="Calibri" style:font-name-complex="Calibri Light" fo:font-size="11pt" style:font-size-asian="11pt" style:font-size-complex="11pt"/>
    </style:style>
    <style:style style:name="P150" style:parent-style-name="Standarduser" style:family="paragraph">
      <style:paragraph-properties fo:text-align="justify" fo:line-height="101%"/>
      <style:text-properties style:font-name="Calibri Light" style:font-name-asian="Calibri" style:font-name-complex="Calibri Light" fo:font-size="11pt" style:font-size-asian="11pt" style:font-size-complex="11pt"/>
    </style:style>
    <style:style style:name="P151" style:parent-style-name="ListParagraph" style:list-style-name="WWNum3" style:family="paragraph">
      <style:paragraph-properties fo:text-align="justify" fo:line-height="101%"/>
      <style:text-properties style:font-name="Calibri Light" style:font-name-asian="Calibri" style:font-name-complex="Calibri Light" fo:font-size="11pt" style:font-size-asian="11pt" style:font-size-complex="11pt"/>
    </style:style>
    <style:style style:name="P152" style:parent-style-name="ListParagraph" style:list-style-name="WWNum3" style:family="paragraph">
      <style:paragraph-properties fo:text-align="justify" fo:line-height="101%"/>
      <style:text-properties style:font-name="Calibri Light" style:font-name-asian="Calibri" style:font-name-complex="Calibri Light" fo:font-size="11pt" style:font-size-asian="11pt" style:font-size-complex="11pt"/>
    </style:style>
    <style:style style:name="P153" style:parent-style-name="ListParagraph" style:list-style-name="WWNum3" style:family="paragraph">
      <style:paragraph-properties fo:text-align="justify" fo:line-height="101%"/>
      <style:text-properties style:font-name="Calibri Light" style:font-name-asian="Calibri" style:font-name-complex="Calibri Light" fo:font-size="11pt" style:font-size-asian="11pt" style:font-size-complex="11pt"/>
    </style:style>
    <style:style style:name="P154" style:parent-style-name="ListParagraph" style:list-style-name="WWNum3" style:family="paragraph">
      <style:paragraph-properties fo:text-align="justify" fo:line-height="101%"/>
      <style:text-properties style:font-name="Calibri Light" style:font-name-asian="Calibri" style:font-name-complex="Calibri Light" fo:font-size="11pt" style:font-size-asian="11pt" style:font-size-complex="11pt"/>
    </style:style>
    <style:style style:name="P155" style:parent-style-name="ListParagraph" style:list-style-name="WWNum3" style:family="paragraph">
      <style:paragraph-properties fo:text-align="justify" fo:line-height="101%"/>
      <style:text-properties style:font-name="Calibri Light" style:font-name-asian="Calibri" style:font-name-complex="Calibri Light" fo:font-size="11pt" style:font-size-asian="11pt" style:font-size-complex="11pt"/>
    </style:style>
    <style:style style:name="P156" style:parent-style-name="ListParagraph" style:list-style-name="WWNum3" style:family="paragraph">
      <style:paragraph-properties fo:text-align="justify" fo:line-height="101%"/>
      <style:text-properties style:font-name="Calibri Light" style:font-name-asian="Calibri" style:font-name-complex="Calibri Light" fo:font-size="11pt" style:font-size-asian="11pt" style:font-size-complex="11pt"/>
    </style:style>
    <style:style style:name="P157" style:parent-style-name="ListParagraph" style:list-style-name="WWNum3" style:family="paragraph">
      <style:paragraph-properties fo:text-align="justify" fo:line-height="101%"/>
    </style:style>
    <style:style style:name="T158" style:parent-style-name="DefaultParagraphFont" style:family="text">
      <style:text-properties style:font-name="Calibri Light" style:font-name-asian="Calibri" style:font-name-complex="Calibri Light" fo:font-size="11pt" style:font-size-asian="11pt" style:font-size-complex="11pt"/>
    </style:style>
    <style:style style:name="T159" style:parent-style-name="DefaultParagraphFont" style:family="text">
      <style:text-properties style:font-name="Calibri Light" style:font-name-asian="Calibri" style:font-name-complex="Calibri Light" fo:font-size="11pt" style:font-size-asian="11pt" style:font-size-complex="11pt"/>
    </style:style>
    <style:style style:name="P160" style:parent-style-name="ListParagraph" style:list-style-name="WWNum3" style:family="paragraph">
      <style:paragraph-properties fo:text-align="justify" fo:line-height="101%"/>
      <style:text-properties style:font-name="Calibri Light" style:font-name-asian="Calibri" style:font-name-complex="Calibri Light" fo:font-size="11pt" style:font-size-asian="11pt" style:font-size-complex="11pt"/>
    </style:style>
    <style:style style:name="P161" style:parent-style-name="ListParagraph" style:list-style-name="WWNum3" style:family="paragraph">
      <style:paragraph-properties fo:text-align="justify" fo:line-height="101%"/>
      <style:text-properties style:font-name="Calibri Light" style:font-name-asian="Calibri" style:font-name-complex="Calibri Light" fo:font-size="11pt" style:font-size-asian="11pt" style:font-size-complex="11pt"/>
    </style:style>
    <style:style style:name="P162" style:parent-style-name="ListParagraph" style:list-style-name="WWNum3" style:family="paragraph">
      <style:paragraph-properties fo:text-align="justify" fo:line-height="101%"/>
      <style:text-properties style:font-name="Calibri Light" style:font-name-asian="Calibri" style:font-name-complex="Calibri Light" fo:font-size="11pt" style:font-size-asian="11pt" style:font-size-complex="11pt"/>
    </style:style>
    <style:style style:name="P163" style:parent-style-name="Standarduser" style:family="paragraph">
      <style:paragraph-properties fo:text-align="justify" fo:line-height="101%"/>
      <style:text-properties style:font-name="Calibri Light" style:font-name-asian="Calibri" style:font-name-complex="Calibri Light" fo:font-size="11pt" style:font-size-asian="11pt" style:font-size-complex="11pt"/>
    </style:style>
    <style:style style:name="P164" style:parent-style-name="Standarduser" style:family="paragraph">
      <style:paragraph-properties fo:text-align="justify" fo:line-height="101%"/>
      <style:text-properties style:font-name="Calibri Light" style:font-name-asian="Calibri" style:font-name-complex="Calibri Light" fo:font-size="11pt" style:font-size-asian="11pt" style:font-size-complex="11pt"/>
    </style:style>
    <style:style style:name="P165" style:parent-style-name="Standarduser" style:family="paragraph">
      <style:paragraph-properties fo:text-align="justify" fo:line-height="101%"/>
      <style:text-properties style:font-name="Calibri Light" style:font-name-asian="Calibri" style:font-name-complex="Calibri Light" fo:font-size="11pt" style:font-size-asian="11pt" style:font-size-complex="11pt"/>
    </style:style>
    <style:style style:name="P166" style:parent-style-name="Standarduser" style:family="paragraph">
      <style:paragraph-properties fo:text-align="center" fo:line-height="101%"/>
    </style:style>
    <style:style style:name="T167" style:parent-style-name="DefaultParagraphFont" style:family="text">
      <style:text-properties style:font-name="Calibri Light" style:font-name-complex="Calibri Light" fo:font-size="11pt" style:font-size-asian="11pt" style:font-size-complex="11pt"/>
    </style:style>
    <style:style style:name="T168" style:parent-style-name="DefaultParagraphFont" style:family="text">
      <style:text-properties style:font-name="Calibri Light" style:font-name-asian="Calibri" style:font-name-complex="Calibri Light" fo:font-size="11pt" style:font-size-asian="11pt" style:font-size-complex="11pt"/>
    </style:style>
    <style:style style:name="P169" style:parent-style-name="Standard" style:family="paragraph">
      <style:paragraph-properties fo:text-align="center" fo:line-height="102%"/>
    </style:style>
    <style:style style:name="T170" style:parent-style-name="DefaultParagraphFont" style:family="text">
      <style:text-properties style:font-name="Calibri Light" style:font-name-asian="Calibri" style:font-name-complex="Calibri Light" fo:font-size="11pt" style:font-size-asian="11pt" style:font-size-complex="11pt"/>
    </style:style>
    <style:style style:name="P171" style:parent-style-name="Standarduser" style:family="paragraph">
      <style:paragraph-properties fo:text-align="center" fo:line-height="101%"/>
    </style:style>
    <style:style style:name="T172" style:parent-style-name="DefaultParagraphFont" style:family="text">
      <style:text-properties style:font-name="Calibri Light" style:font-name-asian="Calibri" style:font-name-complex="Calibri Light" fo:font-size="11pt" style:font-size-asian="11pt" style:font-size-complex="11pt"/>
    </style:style>
    <style:style style:name="P173" style:parent-style-name="Standarduser" style:family="paragraph">
      <style:paragraph-properties fo:text-align="justify" fo:line-height="101%"/>
      <style:text-properties style:font-name="Calibri Light" style:font-name-asian="Calibri" style:font-name-complex="Calibri Light" fo:font-size="11pt" style:font-size-asian="11pt" style:font-size-complex="11pt"/>
    </style:style>
    <style:style style:name="P174" style:parent-style-name="Standarduser" style:family="paragraph">
      <style:paragraph-properties fo:text-align="justify" fo:line-height="101%"/>
    </style:style>
    <style:style style:name="T175" style:parent-style-name="DefaultParagraphFont" style:family="text">
      <style:text-properties style:font-name="Calibri Light" style:font-name-asian="Calibri" style:font-name-complex="Calibri Light" fo:font-size="11pt" style:font-size-asian="11pt" style:font-size-complex="11pt"/>
    </style:style>
    <style:style style:name="T176" style:parent-style-name="DefaultParagraphFont" style:family="text">
      <style:text-properties style:font-name="Calibri Light" style:font-name-asian="Calibri" style:font-name-complex="Calibri Light" fo:font-size="11pt" style:font-size-asian="11pt" style:font-size-complex="11pt"/>
    </style:style>
    <style:style style:name="T177" style:parent-style-name="Internetlink" style:family="text">
      <style:text-properties style:font-name="Calibri Light" style:font-name-asian="Calibri" style:font-name-complex="Calibri Light" fo:font-size="11pt" style:font-size-asian="11pt" style:font-size-complex="11pt"/>
    </style:style>
    <style:style style:name="T178" style:parent-style-name="DefaultParagraphFont" style:family="text">
      <style:text-properties style:font-name="Calibri Light" style:font-name-asian="Calibri" style:font-name-complex="Calibri Light" fo:font-size="11pt" style:font-size-asian="11pt" style:font-size-complex="11pt"/>
    </style:style>
    <style:style style:name="P179" style:parent-style-name="Standarduser" style:family="paragraph">
      <style:paragraph-properties fo:text-align="justify" fo:line-height="101%"/>
      <style:text-properties style:font-name="Calibri Light" style:font-name-asian="Calibri" style:font-name-complex="Calibri Light" fo:font-size="11pt" style:font-size-asian="11pt" style:font-size-complex="11pt"/>
    </style:style>
    <style:style style:name="P180" style:parent-style-name="Standarduser" style:family="paragraph">
      <style:paragraph-properties fo:text-align="justify" fo:line-height="101%"/>
      <style:text-properties style:font-name="Calibri Light" style:font-name-asian="Calibri" style:font-name-complex="Calibri Light" fo:font-size="11pt" style:font-size-asian="11pt" style:font-size-complex="11pt"/>
    </style:style>
    <style:style style:name="P181" style:parent-style-name="Standarduser" style:family="paragraph">
      <style:paragraph-properties fo:text-align="justify" fo:line-height="101%"/>
      <style:text-properties style:font-name="Calibri Light" style:font-name-asian="Calibri" style:font-name-complex="Calibri Light" fo:font-size="11pt" style:font-size-asian="11pt" style:font-size-complex="11pt"/>
    </style:style>
    <style:style style:name="P182" style:parent-style-name="Standarduser" style:family="paragraph">
      <style:paragraph-properties fo:text-align="justify" fo:line-height="101%"/>
      <style:text-properties style:font-name="Calibri Light" style:font-name-asian="Calibri" style:font-name-complex="Calibri Light" fo:font-size="11pt" style:font-size-asian="11pt" style:font-size-complex="11pt"/>
    </style:style>
    <style:style style:name="P183" style:parent-style-name="Standarduser" style:family="paragraph">
      <style:paragraph-properties fo:text-align="justify" fo:line-height="101%"/>
      <style:text-properties style:font-name="Calibri Light" style:font-name-asian="Calibri" style:font-name-complex="Calibri Light" fo:font-size="11pt" style:font-size-asian="11pt" style:font-size-complex="11pt"/>
    </style:style>
    <style:style style:name="P184" style:parent-style-name="Standarduser" style:family="paragraph">
      <style:paragraph-properties fo:text-align="justify" fo:line-height="101%"/>
      <style:text-properties style:font-name="Calibri Light" style:font-name-asian="Calibri" style:font-name-complex="Calibri Light" fo:font-size="11pt" style:font-size-asian="11pt" style:font-size-complex="11pt"/>
    </style:style>
    <style:style style:name="P185" style:parent-style-name="Standarduser" style:family="paragraph">
      <style:paragraph-properties fo:text-align="justify" fo:line-height="101%"/>
      <style:text-properties style:font-name="Calibri Light" style:font-name-asian="Calibri" style:font-name-complex="Calibri Light" fo:font-size="11pt" style:font-size-asian="11pt" style:font-size-complex="11pt"/>
    </style:style>
    <style:style style:name="P186" style:parent-style-name="Standarduser" style:family="paragraph">
      <style:paragraph-properties fo:text-align="justify" fo:line-height="101%"/>
      <style:text-properties style:font-name="Calibri Light" style:font-name-asian="Calibri" style:font-name-complex="Calibri Light" fo:font-size="11pt" style:font-size-asian="11pt" style:font-size-complex="11pt"/>
    </style:style>
    <style:style style:name="P187" style:parent-style-name="Standarduser" style:family="paragraph">
      <style:paragraph-properties fo:text-align="justify" fo:line-height="101%"/>
      <style:text-properties style:font-name="Calibri Light" style:font-name-asian="Calibri" style:font-name-complex="Calibri Light" fo:font-weight="bold" style:font-weight-asian="bold" style:font-weight-complex="bold" fo:font-size="11pt" style:font-size-asian="11pt" style:font-size-complex="11pt" fo:language="en" fo:country="US"/>
    </style:style>
    <style:style style:name="P188" style:parent-style-name="Standarduser" style:family="paragraph">
      <style:paragraph-properties fo:text-align="justify" fo:line-height="101%"/>
      <style:text-properties style:font-name="Calibri Light" style:font-name-asian="Calibri" style:font-name-complex="Calibri Light" fo:font-weight="bold" style:font-weight-asian="bold" style:font-weight-complex="bold" fo:font-size="11pt" style:font-size-asian="11pt" style:font-size-complex="11pt" fo:language="en" fo:country="US"/>
    </style:style>
    <style:style style:name="P189" style:parent-style-name="Standarduser" style:family="paragraph">
      <style:paragraph-properties fo:text-align="justify" fo:line-height="101%"/>
    </style:style>
    <style:style style:name="T190" style:parent-style-name="DefaultParagraphFont" style:family="text">
      <style:text-properties style:font-name="Calibri Light" style:font-name-asian="Calibri" style:font-name-complex="Calibri Light" fo:font-size="11pt" style:font-size-asian="11pt" style:font-size-complex="11pt"/>
    </style:style>
    <style:style style:name="T191" style:parent-style-name="DefaultParagraphFont" style:family="text">
      <style:text-properties style:font-name="Calibri Light" style:font-name-asian="Calibri" style:font-name-complex="Calibri Light" fo:font-size="11pt" style:font-size-asian="11pt" style:font-size-complex="11pt"/>
    </style:style>
    <style:style style:name="P192" style:parent-style-name="Standarduser" style:master-page-name="MP3" style:family="paragraph">
      <style:paragraph-properties fo:break-before="page" fo:text-align="end" fo:line-height="101%" fo:margin-left="0.2361in" fo:text-indent="0.1965in">
        <style:tab-stops/>
      </style:paragraph-properties>
    </style:style>
    <style:style style:name="T193" style:parent-style-name="DefaultParagraphFont" style:family="text">
      <style:text-properties style:font-name="Calibri Light" style:font-name-asian="Calibri" style:font-name-complex="Calibri Light" fo:font-size="11pt" style:font-size-asian="11pt" style:font-size-complex="11pt"/>
    </style:style>
    <style:style style:name="P194" style:parent-style-name="Standarduser" style:family="paragraph">
      <style:paragraph-properties fo:text-align="justify" fo:line-height="101%"/>
      <style:text-properties style:font-name="Calibri Light" style:font-name-asian="Calibri" style:font-name-complex="Calibri Light" fo:font-size="11pt" style:font-size-asian="11pt" style:font-size-complex="11pt"/>
    </style:style>
    <style:style style:name="P195" style:parent-style-name="Standarduser" style:family="paragraph">
      <style:paragraph-properties fo:text-align="justify" fo:line-height="101%"/>
      <style:text-properties style:font-name="Calibri Light" style:font-name-asian="Calibri" style:font-name-complex="Calibri Light" fo:font-size="11pt" style:font-size-asian="11pt" style:font-size-complex="11pt"/>
    </style:style>
    <style:style style:name="P196" style:parent-style-name="Standarduser" style:family="paragraph">
      <style:paragraph-properties fo:text-align="justify" fo:line-height="101%"/>
      <style:text-properties style:font-name="Calibri Light" style:font-name-asian="Calibri" style:font-name-complex="Calibri Light" fo:font-size="11pt" style:font-size-asian="11pt" style:font-size-complex="11pt"/>
    </style:style>
    <style:style style:name="P197" style:parent-style-name="Standarduser" style:family="paragraph">
      <style:paragraph-properties fo:text-align="justify" fo:line-height="101%"/>
      <style:text-properties style:font-name="Calibri Light" style:font-name-asian="Calibri" style:font-name-complex="Calibri Light" fo:font-size="11pt" style:font-size-asian="11pt" style:font-size-complex="11pt"/>
    </style:style>
    <style:style style:name="P198" style:parent-style-name="Standarduser" style:family="paragraph">
      <style:paragraph-properties fo:text-align="justify" fo:line-height="101%"/>
      <style:text-properties style:font-name="Calibri Light" style:font-name-asian="Calibri" style:font-name-complex="Calibri Light" fo:font-weight="bold" style:font-weight-asian="bold" style:font-weight-complex="bold" fo:font-size="11pt" style:font-size-asian="11pt" style:font-size-complex="11pt"/>
    </style:style>
    <style:style style:name="P199" style:parent-style-name="Standarduser" style:family="paragraph">
      <style:paragraph-properties fo:text-align="justify" fo:line-height="101%"/>
    </style:style>
    <style:style style:name="T200" style:parent-style-name="DefaultParagraphFont" style:family="text">
      <style:text-properties style:font-name="Calibri Light" style:font-name-asian="Calibri" style:font-name-complex="Calibri Light" fo:font-size="11pt" style:font-size-asian="11pt" style:font-size-complex="11pt"/>
    </style:style>
    <style:style style:name="P201" style:parent-style-name="Standarduser" style:family="paragraph">
      <style:paragraph-properties fo:line-height="101%"/>
      <style:text-properties style:font-name="Calibri Light" style:font-name-asian="Calibri" style:font-name-complex="Calibri Light" fo:font-size="11pt" style:font-size-asian="11pt" style:font-size-complex="11pt"/>
    </style:style>
    <style:style style:name="P202" style:parent-style-name="Standarduser" style:family="paragraph">
      <style:paragraph-properties fo:line-height="101%"/>
      <style:text-properties style:font-name="Calibri Light" style:font-name-asian="Calibri" style:font-name-complex="Calibri Light" fo:font-size="11pt" style:font-size-asian="11pt" style:font-size-complex="11pt"/>
    </style:style>
    <style:style style:name="P203" style:parent-style-name="Standarduser" style:family="paragraph">
      <style:paragraph-properties fo:text-align="justify" fo:line-height="101%"/>
      <style:text-properties style:font-name="Calibri Light" style:font-name-asian="Calibri" style:font-name-complex="Calibri Light" fo:font-size="11pt" style:font-size-asian="11pt" style:font-size-complex="11pt"/>
    </style:style>
    <style:style style:name="P204" style:parent-style-name="Standarduser" style:family="paragraph">
      <style:paragraph-properties fo:text-align="justify" fo:line-height="101%"/>
      <style:text-properties style:font-name="Calibri Light" style:font-name-asian="Calibri" style:font-name-complex="Calibri Light" fo:font-size="11pt" style:font-size-asian="11pt" style:font-size-complex="11pt"/>
    </style:style>
    <style:style style:name="P205" style:parent-style-name="Standarduser" style:family="paragraph">
      <style:paragraph-properties fo:text-align="justify" fo:line-height="101%"/>
      <style:text-properties style:font-name="Calibri Light" style:font-name-asian="Calibri" style:font-name-complex="Calibri Light" fo:font-size="11pt" style:font-size-asian="11pt" style:font-size-complex="11pt"/>
    </style:style>
    <style:style style:name="P206" style:parent-style-name="Standarduser" style:family="paragraph">
      <style:paragraph-properties fo:text-align="justify" fo:line-height="101%"/>
    </style:style>
    <style:style style:name="T207" style:parent-style-name="DefaultParagraphFont" style:family="text">
      <style:text-properties style:font-name="Calibri Light" style:font-name-asian="Calibri" style:font-name-complex="Calibri Light" fo:font-size="11pt" style:font-size-asian="11pt" style:font-size-complex="11pt"/>
    </style:style>
    <style:style style:name="T208" style:parent-style-name="DefaultParagraphFont" style:family="text">
      <style:text-properties style:font-name="Calibri Light" style:font-name-asian="Calibri" style:font-name-complex="Calibri Light" fo:font-weight="bold" style:font-weight-asian="bold" style:font-weight-complex="bold" fo:font-style="italic" style:font-style-asian="italic" fo:font-size="11pt" style:font-size-asian="11pt" style:font-size-complex="11pt"/>
    </style:style>
    <style:style style:name="T209" style:parent-style-name="DefaultParagraphFont" style:family="text">
      <style:text-properties style:font-name="Calibri Light" style:font-name-asian="Calibri" style:font-name-complex="Calibri Light" fo:font-weight="bold" style:font-weight-asian="bold" style:font-weight-complex="bold" fo:font-size="11pt" style:font-size-asian="11pt" style:font-size-complex="11pt"/>
    </style:style>
    <style:style style:name="T210" style:parent-style-name="DefaultParagraphFont" style:family="text">
      <style:text-properties style:font-name="Calibri Light" style:font-name-asian="Calibri" style:font-name-complex="Calibri Light" fo:font-weight="bold" style:font-weight-asian="bold" style:font-weight-complex="bold" fo:font-style="italic" style:font-style-asian="italic" fo:font-size="11pt" style:font-size-asian="11pt" style:font-size-complex="11pt"/>
    </style:style>
    <style:style style:name="T211" style:parent-style-name="DefaultParagraphFont" style:family="text">
      <style:text-properties style:font-name="Calibri Light" style:font-name-complex="Calibri Light" fo:font-style="italic" style:font-style-asian="italic" fo:font-size="11pt" style:font-size-asian="11pt" style:font-size-complex="11pt"/>
    </style:style>
    <style:style style:name="T212" style:parent-style-name="DefaultParagraphFont" style:family="text">
      <style:text-properties style:font-name="Calibri Light" style:font-name-asian="Calibri" style:font-name-complex="Calibri Light" fo:font-size="11pt" style:font-size-asian="11pt" style:font-size-complex="11pt"/>
    </style:style>
    <style:style style:name="T213" style:parent-style-name="DefaultParagraphFont" style:family="text">
      <style:text-properties style:font-name="Calibri Light" style:font-name-asian="Calibri" style:font-name-complex="Calibri Light" fo:font-size="11pt" style:font-size-asian="11pt" style:font-size-complex="11pt"/>
    </style:style>
    <style:style style:name="P214" style:parent-style-name="Standarduser" style:family="paragraph">
      <style:paragraph-properties fo:text-align="justify" fo:line-height="101%"/>
      <style:text-properties style:font-name="Calibri Light" style:font-name-asian="Calibri" style:font-name-complex="Calibri Light" fo:font-size="11pt" style:font-size-asian="11pt" style:font-size-complex="11pt"/>
    </style:style>
    <style:style style:name="P215" style:parent-style-name="ListParagraph" style:list-style-name="WWNum3" style:family="paragraph">
      <style:paragraph-properties fo:text-align="justify" fo:line-height="101%"/>
      <style:text-properties style:font-name="Calibri Light" style:font-name-asian="Calibri" style:font-name-complex="Calibri Light" fo:font-size="11pt" style:font-size-asian="11pt" style:font-size-complex="11pt"/>
    </style:style>
    <style:style style:name="P216" style:parent-style-name="ListParagraph" style:list-style-name="WWNum3" style:family="paragraph">
      <style:paragraph-properties fo:text-align="justify" fo:line-height="101%"/>
      <style:text-properties style:font-name="Calibri Light" style:font-name-asian="Calibri" style:font-name-complex="Calibri Light" fo:font-size="11pt" style:font-size-asian="11pt" style:font-size-complex="11pt"/>
    </style:style>
    <style:style style:name="P217" style:parent-style-name="ListParagraph" style:list-style-name="WWNum3" style:family="paragraph">
      <style:paragraph-properties fo:text-align="justify" fo:line-height="101%"/>
      <style:text-properties style:font-name="Calibri Light" style:font-name-asian="Calibri" style:font-name-complex="Calibri Light" fo:font-size="11pt" style:font-size-asian="11pt" style:font-size-complex="11pt"/>
    </style:style>
    <style:style style:name="P218" style:parent-style-name="ListParagraph" style:list-style-name="WWNum3" style:family="paragraph">
      <style:paragraph-properties fo:text-align="justify" fo:line-height="101%"/>
      <style:text-properties style:font-name="Calibri Light" style:font-name-asian="Calibri" style:font-name-complex="Calibri Light" fo:font-size="11pt" style:font-size-asian="11pt" style:font-size-complex="11pt"/>
    </style:style>
    <style:style style:name="P219" style:parent-style-name="ListParagraph" style:list-style-name="WWNum3" style:family="paragraph">
      <style:paragraph-properties fo:text-align="justify" fo:line-height="101%"/>
      <style:text-properties style:font-name="Calibri Light" style:font-name-asian="Calibri" style:font-name-complex="Calibri Light" fo:font-size="11pt" style:font-size-asian="11pt" style:font-size-complex="11pt"/>
    </style:style>
    <style:style style:name="P220" style:parent-style-name="ListParagraph" style:list-style-name="WWNum3" style:family="paragraph">
      <style:paragraph-properties fo:text-align="justify" fo:line-height="101%"/>
      <style:text-properties style:font-name="Calibri Light" style:font-name-asian="Calibri" style:font-name-complex="Calibri Light" fo:font-size="11pt" style:font-size-asian="11pt" style:font-size-complex="11pt"/>
    </style:style>
    <style:style style:name="P221" style:parent-style-name="ListParagraph" style:list-style-name="WWNum3" style:family="paragraph">
      <style:paragraph-properties fo:text-align="justify" fo:line-height="101%"/>
    </style:style>
    <style:style style:name="T222" style:parent-style-name="DefaultParagraphFont" style:family="text">
      <style:text-properties style:font-name="Calibri Light" style:font-name-asian="Calibri" style:font-name-complex="Calibri Light" fo:font-size="11pt" style:font-size-asian="11pt" style:font-size-complex="11pt"/>
    </style:style>
    <style:style style:name="T223" style:parent-style-name="DefaultParagraphFont" style:family="text">
      <style:text-properties style:font-name="Calibri Light" style:font-name-asian="Calibri" style:font-name-complex="Calibri Light" fo:font-size="11pt" style:font-size-asian="11pt" style:font-size-complex="11pt"/>
    </style:style>
    <style:style style:name="P224" style:parent-style-name="ListParagraph" style:list-style-name="WWNum3" style:family="paragraph">
      <style:paragraph-properties fo:text-align="justify" fo:line-height="101%"/>
      <style:text-properties style:font-name="Calibri Light" style:font-name-asian="Calibri" style:font-name-complex="Calibri Light" fo:font-size="11pt" style:font-size-asian="11pt" style:font-size-complex="11pt"/>
    </style:style>
    <style:style style:name="P225" style:parent-style-name="ListParagraph" style:list-style-name="WWNum3" style:family="paragraph">
      <style:paragraph-properties fo:text-align="justify" fo:line-height="101%"/>
      <style:text-properties style:font-name="Calibri Light" style:font-name-asian="Calibri" style:font-name-complex="Calibri Light" fo:font-size="11pt" style:font-size-asian="11pt" style:font-size-complex="11pt"/>
    </style:style>
    <style:style style:name="P226" style:parent-style-name="ListParagraph" style:list-style-name="WWNum3" style:family="paragraph">
      <style:paragraph-properties fo:text-align="justify" fo:line-height="101%"/>
      <style:text-properties style:font-name="Calibri Light" style:font-name-asian="Calibri" style:font-name-complex="Calibri Light" fo:font-size="11pt" style:font-size-asian="11pt" style:font-size-complex="11pt"/>
    </style:style>
    <style:style style:name="P227" style:parent-style-name="Standarduser" style:family="paragraph">
      <style:paragraph-properties fo:text-align="justify" fo:line-height="101%"/>
      <style:text-properties style:font-name="Calibri Light" style:font-name-asian="Calibri" style:font-name-complex="Calibri Light" fo:font-size="11pt" style:font-size-asian="11pt" style:font-size-complex="11pt"/>
    </style:style>
    <style:style style:name="P228" style:parent-style-name="Standarduser" style:family="paragraph">
      <style:paragraph-properties fo:text-align="justify" fo:line-height="101%"/>
      <style:text-properties style:font-name="Calibri Light" style:font-name-asian="Calibri" style:font-name-complex="Calibri Light" fo:font-size="11pt" style:font-size-asian="11pt" style:font-size-complex="11pt"/>
    </style:style>
    <style:style style:name="P229" style:parent-style-name="Standarduser" style:family="paragraph">
      <style:paragraph-properties fo:text-align="justify" fo:line-height="101%"/>
      <style:text-properties style:font-name="Calibri Light" style:font-name-asian="Calibri" style:font-name-complex="Calibri Light" fo:font-size="11pt" style:font-size-asian="11pt" style:font-size-complex="11pt"/>
    </style:style>
    <style:style style:name="P230" style:parent-style-name="Standarduser" style:family="paragraph">
      <style:paragraph-properties fo:text-align="center" fo:line-height="101%"/>
    </style:style>
    <style:style style:name="T231" style:parent-style-name="DefaultParagraphFont" style:family="text">
      <style:text-properties style:font-name="Calibri Light" style:font-name-complex="Calibri Light" fo:font-size="11pt" style:font-size-asian="11pt" style:font-size-complex="11pt"/>
    </style:style>
    <style:style style:name="T232" style:parent-style-name="DefaultParagraphFont" style:family="text">
      <style:text-properties style:font-name="Calibri Light" style:font-name-asian="Calibri" style:font-name-complex="Calibri Light" fo:font-size="11pt" style:font-size-asian="11pt" style:font-size-complex="11pt"/>
    </style:style>
    <style:style style:name="P233" style:parent-style-name="Standard" style:family="paragraph">
      <style:paragraph-properties fo:text-align="center" fo:line-height="102%"/>
    </style:style>
    <style:style style:name="T234" style:parent-style-name="DefaultParagraphFont" style:family="text">
      <style:text-properties style:font-name="Calibri Light" style:font-name-asian="Calibri" style:font-name-complex="Calibri Light" fo:font-size="11pt" style:font-size-asian="11pt" style:font-size-complex="11pt"/>
    </style:style>
    <style:style style:name="P235" style:parent-style-name="Standarduser" style:family="paragraph">
      <style:paragraph-properties fo:text-align="center" fo:line-height="101%"/>
    </style:style>
    <style:style style:name="T236" style:parent-style-name="DefaultParagraphFont" style:family="text">
      <style:text-properties style:font-name="Calibri Light" style:font-name-asian="Calibri" style:font-name-complex="Calibri Light" fo:font-size="11pt" style:font-size-asian="11pt" style:font-size-complex="11pt"/>
    </style:style>
    <style:style style:name="P237" style:parent-style-name="Standarduser" style:family="paragraph">
      <style:paragraph-properties fo:text-align="justify" fo:line-height="101%"/>
      <style:text-properties style:font-name="Calibri Light" style:font-name-asian="Calibri" style:font-name-complex="Calibri Light" fo:font-size="11pt" style:font-size-asian="11pt" style:font-size-complex="11pt"/>
    </style:style>
    <style:style style:name="P238" style:parent-style-name="Standarduser" style:family="paragraph">
      <style:paragraph-properties fo:text-align="justify" fo:line-height="101%"/>
    </style:style>
    <style:style style:name="T239" style:parent-style-name="DefaultParagraphFont" style:family="text">
      <style:text-properties style:font-name="Calibri Light" style:font-name-asian="Calibri" style:font-name-complex="Calibri Light" fo:font-size="11pt" style:font-size-asian="11pt" style:font-size-complex="11pt"/>
    </style:style>
    <style:style style:name="T240" style:parent-style-name="DefaultParagraphFont" style:family="text">
      <style:text-properties style:font-name="Calibri Light" style:font-name-asian="Calibri" style:font-name-complex="Calibri Light" fo:font-size="11pt" style:font-size-asian="11pt" style:font-size-complex="11pt"/>
    </style:style>
    <style:style style:name="T241" style:parent-style-name="Internetlink" style:family="text">
      <style:text-properties style:font-name="Calibri Light" style:font-name-asian="Calibri" style:font-name-complex="Calibri Light" fo:font-size="11pt" style:font-size-asian="11pt" style:font-size-complex="11pt"/>
    </style:style>
    <style:style style:name="T242" style:parent-style-name="DefaultParagraphFont" style:family="text">
      <style:text-properties style:font-name="Calibri Light" style:font-name-asian="Calibri" style:font-name-complex="Calibri Light" fo:font-size="11pt" style:font-size-asian="11pt" style:font-size-complex="11pt"/>
    </style:style>
    <style:style style:name="P243" style:parent-style-name="Standarduser" style:family="paragraph">
      <style:paragraph-properties fo:text-align="justify" fo:line-height="101%"/>
      <style:text-properties style:font-name="Calibri Light" style:font-name-asian="Calibri" style:font-name-complex="Calibri Light" fo:font-size="11pt" style:font-size-asian="11pt" style:font-size-complex="11pt"/>
    </style:style>
    <style:style style:name="P244" style:parent-style-name="Standarduser" style:family="paragraph">
      <style:paragraph-properties fo:text-align="justify" fo:line-height="101%"/>
      <style:text-properties style:font-name="Calibri Light" style:font-name-asian="Calibri" style:font-name-complex="Calibri Light" fo:font-size="11pt" style:font-size-asian="11pt" style:font-size-complex="11pt"/>
    </style:style>
    <style:style style:name="P245" style:parent-style-name="Standarduser" style:family="paragraph">
      <style:paragraph-properties fo:text-align="justify" fo:line-height="101%"/>
      <style:text-properties style:font-name="Calibri Light" style:font-name-asian="Calibri" style:font-name-complex="Calibri Light" fo:font-size="11pt" style:font-size-asian="11pt" style:font-size-complex="11pt"/>
    </style:style>
    <style:style style:name="P246" style:parent-style-name="Standarduser" style:family="paragraph">
      <style:paragraph-properties fo:text-align="justify" fo:line-height="101%"/>
      <style:text-properties style:font-name="Calibri Light" style:font-name-asian="Calibri" style:font-name-complex="Calibri Light" fo:font-size="11pt" style:font-size-asian="11pt" style:font-size-complex="11pt"/>
    </style:style>
    <style:style style:name="P247" style:parent-style-name="Standarduser" style:family="paragraph">
      <style:paragraph-properties fo:text-align="justify" fo:line-height="101%"/>
      <style:text-properties style:font-name="Calibri Light" style:font-name-asian="Calibri" style:font-name-complex="Calibri Light" fo:font-size="11pt" style:font-size-asian="11pt" style:font-size-complex="11pt"/>
    </style:style>
    <style:style style:name="P248" style:parent-style-name="Standarduser" style:family="paragraph">
      <style:paragraph-properties fo:text-align="justify" fo:line-height="101%"/>
      <style:text-properties style:font-name="Calibri Light" style:font-name-asian="Calibri" style:font-name-complex="Calibri Light" fo:font-size="11pt" style:font-size-asian="11pt" style:font-size-complex="11pt"/>
    </style:style>
    <style:style style:name="P249" style:parent-style-name="Standarduser" style:family="paragraph">
      <style:paragraph-properties fo:text-align="justify" fo:line-height="101%"/>
      <style:text-properties style:font-name="Calibri Light" style:font-name-asian="Calibri" style:font-name-complex="Calibri Light" fo:font-size="11pt" style:font-size-asian="11pt" style:font-size-complex="11pt"/>
    </style:style>
    <style:style style:name="P250" style:parent-style-name="Standarduser" style:family="paragraph">
      <style:paragraph-properties fo:text-align="justify" fo:line-height="101%"/>
      <style:text-properties style:font-name="Calibri Light" style:font-name-asian="Calibri" style:font-name-complex="Calibri Light" fo:font-size="11pt" style:font-size-asian="11pt" style:font-size-complex="11pt"/>
    </style:style>
    <style:style style:name="P251" style:parent-style-name="Standarduser" style:family="paragraph">
      <style:paragraph-properties fo:text-align="justify" fo:line-height="101%"/>
      <style:text-properties style:font-name="Calibri Light" style:font-name-asian="Calibri" style:font-name-complex="Calibri Light" fo:font-size="11pt" style:font-size-asian="11pt" style:font-size-complex="11pt" fo:language="en" fo:country="US"/>
    </style:style>
    <style:style style:name="P252" style:parent-style-name="Standarduser" style:family="paragraph">
      <style:paragraph-properties fo:text-align="justify" fo:line-height="101%"/>
      <style:text-properties style:font-name="Calibri Light" style:font-name-asian="Calibri" style:font-name-complex="Calibri Light" fo:font-size="11pt" style:font-size-asian="11pt" style:font-size-complex="11pt" fo:language="en" fo:country="US"/>
    </style:style>
    <style:style style:name="P253" style:parent-style-name="Standarduser" style:family="paragraph">
      <style:paragraph-properties fo:text-align="justify" fo:line-height="101%"/>
    </style:style>
    <style:style style:name="T254" style:parent-style-name="DefaultParagraphFont" style:family="text">
      <style:text-properties style:font-name="Calibri Light" style:font-name-asian="Calibri" style:font-name-complex="Calibri Light" fo:font-size="11pt" style:font-size-asian="11pt" style:font-size-complex="11pt"/>
    </style:style>
    <style:style style:name="T255" style:parent-style-name="DefaultParagraphFont" style:family="text">
      <style:text-properties style:font-name="Calibri Light" style:font-name-asian="Calibri" style:font-name-complex="Calibri Light" fo:font-size="11pt" style:font-size-asian="11pt" style:font-size-complex="11pt"/>
    </style:style>
    <style:style style:name="P256" style:parent-style-name="Standarduser" style:master-page-name="MP4" style:family="paragraph">
      <style:paragraph-properties fo:break-before="page" fo:text-align="end" fo:line-height="101%" fo:margin-left="0.2361in" fo:text-indent="0.1965in">
        <style:tab-stops/>
      </style:paragraph-properties>
    </style:style>
    <style:style style:name="T257" style:parent-style-name="DefaultParagraphFont" style:family="text">
      <style:text-properties style:font-name="Calibri Light" style:font-name-asian="Calibri" style:font-name-complex="Calibri Light" fo:font-size="11pt" style:font-size-asian="11pt" style:font-size-complex="11pt"/>
    </style:style>
    <style:style style:name="P258" style:parent-style-name="Standarduser" style:family="paragraph">
      <style:paragraph-properties fo:text-align="justify" fo:line-height="101%"/>
      <style:text-properties style:font-name="Calibri Light" style:font-name-asian="Calibri" style:font-name-complex="Calibri Light" fo:font-size="11pt" style:font-size-asian="11pt" style:font-size-complex="11pt"/>
    </style:style>
    <style:style style:name="P259" style:parent-style-name="Standarduser" style:family="paragraph">
      <style:paragraph-properties fo:text-align="justify" fo:line-height="101%"/>
      <style:text-properties style:font-name="Calibri Light" style:font-name-asian="Calibri" style:font-name-complex="Calibri Light" fo:font-size="11pt" style:font-size-asian="11pt" style:font-size-complex="11pt"/>
    </style:style>
    <style:style style:name="P260" style:parent-style-name="Standarduser" style:family="paragraph">
      <style:paragraph-properties fo:text-align="justify" fo:line-height="101%"/>
      <style:text-properties style:font-name="Calibri Light" style:font-name-asian="Calibri" style:font-name-complex="Calibri Light" fo:font-size="11pt" style:font-size-asian="11pt" style:font-size-complex="11pt"/>
    </style:style>
    <style:style style:name="P261" style:parent-style-name="Standarduser" style:family="paragraph">
      <style:paragraph-properties fo:text-align="justify" fo:line-height="101%"/>
      <style:text-properties style:font-name="Calibri Light" style:font-name-asian="Calibri" style:font-name-complex="Calibri Light" fo:font-size="11pt" style:font-size-asian="11pt" style:font-size-complex="11pt"/>
    </style:style>
    <style:style style:name="P262" style:parent-style-name="Standarduser" style:family="paragraph">
      <style:paragraph-properties fo:text-align="justify" fo:line-height="101%"/>
    </style:style>
    <style:style style:name="T263" style:parent-style-name="DefaultParagraphFont" style:family="text">
      <style:text-properties style:font-name="Calibri Light" style:font-name-asian="Calibri" style:font-name-complex="Calibri Light" fo:font-weight="bold" style:font-weight-asian="bold" style:font-weight-complex="bold" fo:font-size="11pt" style:font-size-asian="11pt" style:font-size-complex="11pt"/>
    </style:style>
    <style:style style:name="P264" style:parent-style-name="Standarduser" style:family="paragraph">
      <style:paragraph-properties fo:line-height="101%"/>
      <style:text-properties style:font-name="Calibri Light" style:font-name-asian="Calibri" style:font-name-complex="Calibri Light" fo:font-size="11pt" style:font-size-asian="11pt" style:font-size-complex="11pt"/>
    </style:style>
    <style:style style:name="P265" style:parent-style-name="Standarduser" style:family="paragraph">
      <style:paragraph-properties fo:line-height="101%"/>
      <style:text-properties style:font-name="Calibri Light" style:font-name-asian="Calibri" style:font-name-complex="Calibri Light" fo:font-size="11pt" style:font-size-asian="11pt" style:font-size-complex="11pt"/>
    </style:style>
    <style:style style:name="P266" style:parent-style-name="Standarduser" style:family="paragraph">
      <style:paragraph-properties fo:text-align="justify" fo:line-height="101%"/>
      <style:text-properties style:font-name="Calibri Light" style:font-name-asian="Calibri" style:font-name-complex="Calibri Light" fo:font-size="11pt" style:font-size-asian="11pt" style:font-size-complex="11pt"/>
    </style:style>
    <style:style style:name="P267" style:parent-style-name="Standarduser" style:family="paragraph">
      <style:paragraph-properties fo:text-align="justify" fo:line-height="101%"/>
      <style:text-properties style:font-name="Calibri Light" style:font-name-asian="Calibri" style:font-name-complex="Calibri Light" fo:font-size="11pt" style:font-size-asian="11pt" style:font-size-complex="11pt"/>
    </style:style>
    <style:style style:name="P268" style:parent-style-name="Standarduser" style:family="paragraph">
      <style:paragraph-properties fo:text-align="justify" fo:line-height="101%"/>
      <style:text-properties style:font-name="Calibri Light" style:font-name-asian="Calibri" style:font-name-complex="Calibri Light" fo:font-size="11pt" style:font-size-asian="11pt" style:font-size-complex="11pt"/>
    </style:style>
    <style:style style:name="P269" style:parent-style-name="Standarduser" style:family="paragraph">
      <style:paragraph-properties fo:text-align="justify" fo:line-height="101%"/>
    </style:style>
    <style:style style:name="T270" style:parent-style-name="DefaultParagraphFont" style:family="text">
      <style:text-properties style:font-name="Calibri Light" style:font-name-asian="Calibri" style:font-name-complex="Calibri Light" fo:font-size="11pt" style:font-size-asian="11pt" style:font-size-complex="11pt"/>
    </style:style>
    <style:style style:name="T271" style:parent-style-name="DefaultParagraphFont" style:family="text">
      <style:text-properties style:font-name="Calibri Light" style:font-name-asian="Calibri" style:font-name-complex="Calibri Light" fo:font-style="italic" style:font-style-asian="italic" fo:font-size="11pt" style:font-size-asian="11pt" style:font-size-complex="11pt"/>
    </style:style>
    <style:style style:name="T272" style:parent-style-name="DefaultParagraphFont" style:family="text">
      <style:text-properties style:font-name="Calibri Light" style:font-name-asian="Calibri" style:font-name-complex="Calibri Light" fo:font-weight="bold" style:font-weight-asian="bold" style:font-weight-complex="bold" fo:font-size="11pt" style:font-size-asian="11pt" style:font-size-complex="11pt"/>
    </style:style>
    <style:style style:name="T273" style:parent-style-name="DefaultParagraphFont" style:family="text">
      <style:text-properties style:font-name="Calibri Light" style:font-name-asian="Calibri" style:font-name-complex="Calibri Light" fo:font-weight="bold" style:font-weight-asian="bold" style:font-weight-complex="bold" fo:font-size="11pt" style:font-size-asian="11pt" style:font-size-complex="11pt"/>
    </style:style>
    <style:style style:name="T274" style:parent-style-name="DefaultParagraphFont" style:family="text">
      <style:text-properties style:font-name="Calibri Light" style:font-name-asian="Calibri" style:font-name-complex="Calibri Light" fo:font-weight="bold" style:font-weight-asian="bold" style:font-weight-complex="bold" fo:font-style="italic" style:font-style-asian="italic" fo:font-size="11pt" style:font-size-asian="11pt" style:font-size-complex="11pt"/>
    </style:style>
    <style:style style:name="T275" style:parent-style-name="DefaultParagraphFont" style:family="text">
      <style:text-properties style:font-name="Calibri Light" style:font-name-complex="Calibri Light" fo:font-style="italic" style:font-style-asian="italic" fo:font-size="11pt" style:font-size-asian="11pt" style:font-size-complex="11pt"/>
    </style:style>
    <style:style style:name="T276" style:parent-style-name="DefaultParagraphFont" style:family="text">
      <style:text-properties style:font-name="Calibri Light" style:font-name-asian="Calibri" style:font-name-complex="Calibri Light" fo:font-size="11pt" style:font-size-asian="11pt" style:font-size-complex="11pt"/>
    </style:style>
    <style:style style:name="T277" style:parent-style-name="DefaultParagraphFont" style:family="text">
      <style:text-properties style:font-name="Calibri Light" style:font-name-asian="Calibri" style:font-name-complex="Calibri Light" fo:font-size="11pt" style:font-size-asian="11pt" style:font-size-complex="11pt"/>
    </style:style>
    <style:style style:name="T278" style:parent-style-name="DefaultParagraphFont" style:family="text">
      <style:text-properties style:font-name="Calibri Light" style:font-name-asian="Calibri" style:font-name-complex="Calibri Light" fo:font-size="11pt" style:font-size-asian="11pt" style:font-size-complex="11pt"/>
    </style:style>
    <style:style style:name="P279" style:parent-style-name="Standarduser" style:family="paragraph">
      <style:paragraph-properties fo:text-align="justify" fo:line-height="101%"/>
      <style:text-properties style:font-name="Calibri Light" style:font-name-asian="Calibri" style:font-name-complex="Calibri Light" fo:font-size="11pt" style:font-size-asian="11pt" style:font-size-complex="11pt"/>
    </style:style>
    <style:style style:name="P280" style:parent-style-name="ListParagraph" style:list-style-name="WWNum3" style:family="paragraph">
      <style:paragraph-properties fo:text-align="justify" fo:line-height="101%"/>
      <style:text-properties style:font-name="Calibri Light" style:font-name-asian="Calibri" style:font-name-complex="Calibri Light" fo:font-size="11pt" style:font-size-asian="11pt" style:font-size-complex="11pt"/>
    </style:style>
    <style:style style:name="P281" style:parent-style-name="ListParagraph" style:list-style-name="WWNum3" style:family="paragraph">
      <style:paragraph-properties fo:text-align="justify" fo:line-height="101%"/>
      <style:text-properties style:font-name="Calibri Light" style:font-name-asian="Calibri" style:font-name-complex="Calibri Light" fo:font-size="11pt" style:font-size-asian="11pt" style:font-size-complex="11pt"/>
    </style:style>
    <style:style style:name="P282" style:parent-style-name="ListParagraph" style:list-style-name="WWNum3" style:family="paragraph">
      <style:paragraph-properties fo:text-align="justify" fo:line-height="101%"/>
      <style:text-properties style:font-name="Calibri Light" style:font-name-asian="Calibri" style:font-name-complex="Calibri Light" fo:font-size="11pt" style:font-size-asian="11pt" style:font-size-complex="11pt"/>
    </style:style>
    <style:style style:name="P283" style:parent-style-name="ListParagraph" style:list-style-name="WWNum3" style:family="paragraph">
      <style:paragraph-properties fo:text-align="justify" fo:line-height="101%"/>
      <style:text-properties style:font-name="Calibri Light" style:font-name-asian="Calibri" style:font-name-complex="Calibri Light" fo:font-size="11pt" style:font-size-asian="11pt" style:font-size-complex="11pt"/>
    </style:style>
    <style:style style:name="P284" style:parent-style-name="ListParagraph" style:list-style-name="WWNum3" style:family="paragraph">
      <style:paragraph-properties fo:text-align="justify" fo:line-height="101%"/>
      <style:text-properties style:font-name="Calibri Light" style:font-name-asian="Calibri" style:font-name-complex="Calibri Light" fo:font-size="11pt" style:font-size-asian="11pt" style:font-size-complex="11pt"/>
    </style:style>
    <style:style style:name="P285" style:parent-style-name="ListParagraph" style:list-style-name="WWNum3" style:family="paragraph">
      <style:paragraph-properties fo:text-align="justify" fo:line-height="101%"/>
      <style:text-properties style:font-name="Calibri Light" style:font-name-asian="Calibri" style:font-name-complex="Calibri Light" fo:font-size="11pt" style:font-size-asian="11pt" style:font-size-complex="11pt"/>
    </style:style>
    <style:style style:name="P286" style:parent-style-name="ListParagraph" style:list-style-name="WWNum3" style:family="paragraph">
      <style:paragraph-properties fo:text-align="justify" fo:line-height="101%"/>
    </style:style>
    <style:style style:name="T287" style:parent-style-name="DefaultParagraphFont" style:family="text">
      <style:text-properties style:font-name="Calibri Light" style:font-name-asian="Calibri" style:font-name-complex="Calibri Light" fo:font-size="11pt" style:font-size-asian="11pt" style:font-size-complex="11pt"/>
    </style:style>
    <style:style style:name="T288" style:parent-style-name="DefaultParagraphFont" style:family="text">
      <style:text-properties style:font-name="Calibri Light" style:font-name-asian="Calibri" style:font-name-complex="Calibri Light" fo:font-size="11pt" style:font-size-asian="11pt" style:font-size-complex="11pt"/>
    </style:style>
    <style:style style:name="P289" style:parent-style-name="ListParagraph" style:list-style-name="WWNum3" style:family="paragraph">
      <style:paragraph-properties fo:text-align="justify" fo:line-height="101%"/>
      <style:text-properties style:font-name="Calibri Light" style:font-name-asian="Calibri" style:font-name-complex="Calibri Light" fo:font-size="11pt" style:font-size-asian="11pt" style:font-size-complex="11pt"/>
    </style:style>
    <style:style style:name="P290" style:parent-style-name="ListParagraph" style:list-style-name="WWNum3" style:family="paragraph">
      <style:paragraph-properties fo:text-align="justify" fo:line-height="101%"/>
      <style:text-properties style:font-name="Calibri Light" style:font-name-asian="Calibri" style:font-name-complex="Calibri Light" fo:font-size="11pt" style:font-size-asian="11pt" style:font-size-complex="11pt"/>
    </style:style>
    <style:style style:name="P291" style:parent-style-name="ListParagraph" style:list-style-name="WWNum3" style:family="paragraph">
      <style:paragraph-properties fo:text-align="justify" fo:line-height="101%"/>
      <style:text-properties style:font-name="Calibri Light" style:font-name-asian="Calibri" style:font-name-complex="Calibri Light" fo:font-size="11pt" style:font-size-asian="11pt" style:font-size-complex="11pt"/>
    </style:style>
    <style:style style:name="P292" style:parent-style-name="Standarduser" style:family="paragraph">
      <style:paragraph-properties fo:text-align="justify" fo:line-height="101%"/>
      <style:text-properties style:font-name="Calibri Light" style:font-name-asian="Calibri" style:font-name-complex="Calibri Light" fo:font-size="11pt" style:font-size-asian="11pt" style:font-size-complex="11pt"/>
    </style:style>
    <style:style style:name="P293" style:parent-style-name="Standarduser" style:family="paragraph">
      <style:paragraph-properties fo:text-align="justify" fo:line-height="101%"/>
      <style:text-properties style:font-name="Calibri Light" style:font-name-asian="Calibri" style:font-name-complex="Calibri Light" fo:font-size="11pt" style:font-size-asian="11pt" style:font-size-complex="11pt"/>
    </style:style>
    <style:style style:name="P294" style:parent-style-name="Standarduser" style:family="paragraph">
      <style:paragraph-properties fo:text-align="justify" fo:line-height="101%"/>
      <style:text-properties style:font-name="Calibri Light" style:font-name-asian="Calibri" style:font-name-complex="Calibri Light" fo:font-size="11pt" style:font-size-asian="11pt" style:font-size-complex="11pt"/>
    </style:style>
    <style:style style:name="P295" style:parent-style-name="Standarduser" style:family="paragraph">
      <style:paragraph-properties fo:text-align="center" fo:line-height="101%"/>
    </style:style>
    <style:style style:name="T296" style:parent-style-name="DefaultParagraphFont" style:family="text">
      <style:text-properties style:font-name="Calibri Light" style:font-name-complex="Calibri Light" fo:font-size="11pt" style:font-size-asian="11pt" style:font-size-complex="11pt"/>
    </style:style>
    <style:style style:name="T297" style:parent-style-name="DefaultParagraphFont" style:family="text">
      <style:text-properties style:font-name="Calibri Light" style:font-name-asian="Calibri" style:font-name-complex="Calibri Light" fo:font-size="11pt" style:font-size-asian="11pt" style:font-size-complex="11pt"/>
    </style:style>
    <style:style style:name="P298" style:parent-style-name="Standard" style:family="paragraph">
      <style:paragraph-properties fo:text-align="center" fo:line-height="102%"/>
    </style:style>
    <style:style style:name="T299" style:parent-style-name="DefaultParagraphFont" style:family="text">
      <style:text-properties style:font-name="Calibri Light" style:font-name-asian="Calibri" style:font-name-complex="Calibri Light" fo:font-size="11pt" style:font-size-asian="11pt" style:font-size-complex="11pt"/>
    </style:style>
    <style:style style:name="P300" style:parent-style-name="Standarduser" style:family="paragraph">
      <style:paragraph-properties fo:text-align="center" fo:line-height="101%"/>
    </style:style>
    <style:style style:name="T301" style:parent-style-name="DefaultParagraphFont" style:family="text">
      <style:text-properties style:font-name="Calibri Light" style:font-name-asian="Calibri" style:font-name-complex="Calibri Light" fo:font-size="11pt" style:font-size-asian="11pt" style:font-size-complex="11pt"/>
    </style:style>
    <style:style style:name="P302" style:parent-style-name="Standarduser" style:family="paragraph">
      <style:paragraph-properties fo:text-align="justify" fo:line-height="101%"/>
      <style:text-properties style:font-name="Calibri Light" style:font-name-asian="Calibri" style:font-name-complex="Calibri Light" fo:font-size="11pt" style:font-size-asian="11pt" style:font-size-complex="11pt"/>
    </style:style>
    <style:style style:name="P303" style:parent-style-name="Standarduser" style:family="paragraph">
      <style:paragraph-properties fo:text-align="justify" fo:line-height="101%"/>
    </style:style>
    <style:style style:name="T304" style:parent-style-name="DefaultParagraphFont" style:family="text">
      <style:text-properties style:font-name="Calibri Light" style:font-name-asian="Calibri" style:font-name-complex="Calibri Light" fo:font-size="11pt" style:font-size-asian="11pt" style:font-size-complex="11pt"/>
    </style:style>
    <style:style style:name="T305" style:parent-style-name="DefaultParagraphFont" style:family="text">
      <style:text-properties style:font-name="Calibri Light" style:font-name-asian="Calibri" style:font-name-complex="Calibri Light" fo:font-size="11pt" style:font-size-asian="11pt" style:font-size-complex="11pt"/>
    </style:style>
    <style:style style:name="T306" style:parent-style-name="Internetlink" style:family="text">
      <style:text-properties style:font-name="Calibri Light" style:font-name-asian="Calibri" style:font-name-complex="Calibri Light" fo:font-size="11pt" style:font-size-asian="11pt" style:font-size-complex="11pt"/>
    </style:style>
    <style:style style:name="T307" style:parent-style-name="DefaultParagraphFont" style:family="text">
      <style:text-properties style:font-name="Calibri Light" style:font-name-asian="Calibri" style:font-name-complex="Calibri Light" fo:font-size="11pt" style:font-size-asian="11pt" style:font-size-complex="11pt"/>
    </style:style>
    <style:style style:name="P308" style:parent-style-name="Standarduser" style:family="paragraph">
      <style:paragraph-properties fo:text-align="justify" fo:line-height="101%"/>
      <style:text-properties style:font-name="Calibri Light" style:font-name-asian="Calibri" style:font-name-complex="Calibri Light" fo:font-size="11pt" style:font-size-asian="11pt" style:font-size-complex="11pt"/>
    </style:style>
    <style:style style:name="P309" style:parent-style-name="Standarduser" style:family="paragraph">
      <style:paragraph-properties fo:text-align="justify" fo:line-height="101%"/>
      <style:text-properties style:font-name="Calibri Light" style:font-name-asian="Calibri" style:font-name-complex="Calibri Light" fo:font-size="11pt" style:font-size-asian="11pt" style:font-size-complex="11pt"/>
    </style:style>
    <style:style style:name="P310" style:parent-style-name="Standarduser" style:family="paragraph">
      <style:paragraph-properties fo:text-align="justify" fo:line-height="101%"/>
      <style:text-properties style:font-name="Calibri Light" style:font-name-asian="Calibri" style:font-name-complex="Calibri Light" fo:font-size="11pt" style:font-size-asian="11pt" style:font-size-complex="11pt"/>
    </style:style>
    <style:style style:name="P311" style:parent-style-name="Standarduser" style:family="paragraph">
      <style:paragraph-properties fo:text-align="justify" fo:line-height="101%"/>
      <style:text-properties style:font-name="Calibri Light" style:font-name-asian="Calibri" style:font-name-complex="Calibri Light" fo:font-size="11pt" style:font-size-asian="11pt" style:font-size-complex="11pt"/>
    </style:style>
    <style:style style:name="P312" style:parent-style-name="Standarduser" style:family="paragraph">
      <style:paragraph-properties fo:text-align="justify" fo:line-height="101%"/>
      <style:text-properties style:font-name="Calibri Light" style:font-name-asian="Calibri" style:font-name-complex="Calibri Light" fo:font-size="11pt" style:font-size-asian="11pt" style:font-size-complex="11pt"/>
    </style:style>
    <style:style style:name="P313" style:parent-style-name="Standarduser" style:family="paragraph">
      <style:paragraph-properties fo:text-align="justify" fo:line-height="101%"/>
      <style:text-properties style:font-name="Calibri Light" style:font-name-asian="Calibri" style:font-name-complex="Calibri Light" fo:font-size="11pt" style:font-size-asian="11pt" style:font-size-complex="11pt"/>
    </style:style>
    <style:style style:name="P314" style:parent-style-name="Standarduser" style:family="paragraph">
      <style:paragraph-properties fo:text-align="justify" fo:line-height="101%"/>
      <style:text-properties style:font-name="Calibri Light" style:font-name-asian="Calibri" style:font-name-complex="Calibri Light" fo:font-size="11pt" style:font-size-asian="11pt" style:font-size-complex="11pt"/>
    </style:style>
    <style:style style:name="P315" style:parent-style-name="Standarduser" style:family="paragraph">
      <style:paragraph-properties fo:text-align="justify" fo:line-height="101%"/>
      <style:text-properties style:font-name="Calibri Light" style:font-name-asian="Calibri" style:font-name-complex="Calibri Light" fo:font-size="11pt" style:font-size-asian="11pt" style:font-size-complex="11pt"/>
    </style:style>
    <style:style style:name="P316" style:parent-style-name="Standarduser" style:family="paragraph">
      <style:paragraph-properties fo:text-align="justify" fo:line-height="101%"/>
      <style:text-properties style:font-name="Calibri Light" style:font-name-asian="Calibri" style:font-name-complex="Calibri Light" fo:font-weight="bold" style:font-weight-asian="bold" style:font-weight-complex="bold" fo:font-size="11pt" style:font-size-asian="11pt" style:font-size-complex="11pt" fo:language="en" fo:country="US"/>
    </style:style>
    <style:style style:name="P317" style:parent-style-name="Standarduser" style:family="paragraph">
      <style:paragraph-properties fo:text-align="justify" fo:line-height="101%"/>
      <style:text-properties style:font-name="Calibri Light" style:font-name-asian="Calibri" style:font-name-complex="Calibri Light" fo:font-weight="bold" style:font-weight-asian="bold" style:font-weight-complex="bold" fo:font-size="11pt" style:font-size-asian="11pt" style:font-size-complex="11pt" fo:language="en" fo:country="US"/>
    </style:style>
    <style:style style:name="P318" style:parent-style-name="Standarduser" style:family="paragraph">
      <style:paragraph-properties fo:text-align="justify" fo:line-height="101%"/>
    </style:style>
    <style:style style:name="T319" style:parent-style-name="DefaultParagraphFont" style:family="text">
      <style:text-properties style:font-name="Calibri Light" style:font-name-asian="Calibri" style:font-name-complex="Calibri Light" fo:font-size="11pt" style:font-size-asian="11pt" style:font-size-complex="11pt"/>
    </style:style>
    <style:style style:name="T320" style:parent-style-name="DefaultParagraphFont" style:family="text">
      <style:text-properties style:font-name="Calibri Light" style:font-name-asian="Calibri" style:font-name-complex="Calibri Light" fo:font-size="11pt" style:font-size-asian="11pt" style:font-size-complex="11pt"/>
    </style:style>
  </office:automatic-styles>
  <office:body>
    <office:text text:use-soft-page-breaks="true">
      <text:p text:style-name="P1"><text:span text:style-name="T2">Guayaquil, 15 de enero de 2022.</text:span></text:p>
      <text:p text:style-name="P3"/>
      <text:p text:style-name="P4"/>
      <text:p text:style-name="P5"/>
      <text:p text:style-name="P6">Señores</text:p>
      <text:p text:style-name="P7">BANCO PICHINCHA</text:p>
      <text:p text:style-name="P8">Av. Francisco de Orellana y Justino Cornejo Edif. Torres Atlas</text:p>
      <text:p text:style-name="P9">Guayaquil - Ecuador</text:p>
      <text:p text:style-name="P10"/>
      <text:p text:style-name="P11"/>
      <text:p text:style-name="P12">Estimados señores:</text:p>
      <text:p text:style-name="P13"/>
      <text:p text:style-name="P14"><text:span text:style-name="T15">Nuestros auditores externos:</text:span><text:span text:style-name="T16"><text:s/></text:span><text:span text:style-name="T17">CPAALMEIDA CIA. LTDA</text:span><text:span text:style-name="T18">.</text:span><text:span text:style-name="T19">,</text:span><text:span text:style-name="T20"><text:s/>están<text:s/></text:span><text:span text:style-name="T21">efectuando la auditoría externa de nuestros estados financieros por el año terminado el 31 de diciembre del 2021; por tal motivo solicitamos se sirvan proporcionarles la siguiente información, cortada al 31 de diciembre del 2021:</text:span></text:p>
      <text:p text:style-name="P22"/>
      <text:list text:style-name="WWNum3">
        <text:list-item>
          <text:p text:style-name="P23">Saldo(s) de la<text:s/>cuenta(s) corrientes(s) y ahorro(s).</text:p>
        </text:list-item>
        <text:list-item>
          <text:p text:style-name="P24">Detalle de préstamos u otras obligaciones por pagar como resultado de créditos concedidos, tasas de interés pactadas y plazos.</text:p>
        </text:list-item>
        <text:list-item>
          <text:p text:style-name="P25">Detalle de garantías, prendas, hipotecas, saldos compensatorios y cualquier otra salvaguarda<text:s/>que se hubiere acordado.</text:p>
        </text:list-item>
        <text:list-item>
          <text:p text:style-name="P26">Líneas de crédito vigentes incluyendo monto, periodo de vigencia, costos y otras condiciones.</text:p>
        </text:list-item>
        <text:list-item>
          <text:p text:style-name="P27">Otras obligaciones directas o eventuales, letras de cambio, contratos de cambio, instrumentos derivados, tales como futuros, swaps o<text:s/>contratos de cobertura.</text:p>
        </text:list-item>
        <text:list-item>
          <text:p text:style-name="P28">Obligaciones contingentes o eventuales como endosante de documentos o como fiador.</text:p>
        </text:list-item>
        <text:list-item>
          <text:p text:style-name="P29"><text:span text:style-name="T30">Valores en depósitos a plazo u otro tipo de inversión, porcentaje de interés, fechas, inicial y de vencimiento, monto de intereses acreditados a favo</text:span><text:span text:style-name="T31">r de nuestra cuenta durante el año 2021, como resultado de tales inversiones.</text:span></text:p>
        </text:list-item>
        <text:list-item>
          <text:p text:style-name="P32">Restricciones o pignoraciones sobre nuestros saldos bancarios o inversiones.</text:p>
        </text:list-item>
        <text:list-item>
          <text:p text:style-name="P33">Valores entregados en custodia.</text:p>
        </text:list-item>
        <text:list-item>
          <text:p text:style-name="P34">Detalle de personas autorizadas para firmar en nuestras cuentas bancarias.<text:bookmark-start text:name="_Hlk60649583"/><text:bookmark-end text:name="_Hlk60649583"/></text:p>
        </text:list-item>
      </text:list>
      <text:p text:style-name="P35"/>
      <text:p text:style-name="P36">Agradecemos remitir su respuesta directamente a nuestros auditores externos:</text:p>
      <text:p text:style-name="P37"/>
      <text:p text:style-name="P38"><text:span text:style-name="T39"><text:s/></text:span><text:span text:style-name="T40">CPAALMEIDA CIA. LTDA.,</text:span></text:p>
      <text:p text:style-name="P41"><text:span text:style-name="T42">Torres del Mall, Centro Comercial Mall del Sol, Torre B, Piso 4</text:span></text:p>
      <text:p text:style-name="P43"><text:span text:style-name="T44">Teléfono 098-723-9800</text:span></text:p>
      <text:p text:style-name="P45"/>
      <text:p text:style-name="P46"><text:span text:style-name="T47">Para agilizar el proceso, esta información puede ser enviada</text:span><text:span text:style-name="T48"><text:s/>por correo electrónico a<text:s/></text:span><text:a xlink:href="mailto:calmeida@cpalmeida.com" office:target-frame-name="_top" xlink:show="replace"><text:span text:style-name="T49">calmeida@cpalmeida.com</text:span></text:a><text:span text:style-name="T50"><text:s/>mientras las respuestas originales son recibidas por nuestros auditores independientes.</text:span></text:p>
      <text:p text:style-name="P51"/>
      <text:p text:style-name="P52">Atentamente,</text:p>
      <text:p text:style-name="P53"/>
      <text:p text:style-name="P54">Graficas Impacto GRAFIMPAC S.A.</text:p>
      <text:p text:style-name="P55"/>
      <text:p text:style-name="P56"/>
      <text:p text:style-name="P57"/>
      <text:p text:style-name="P58">JOSE WALTER ORBEA<text:s/>VACA</text:p>
      <text:p text:style-name="P59">Gerente General</text:p>
      <text:p text:style-name="P60"><text:bookmark-start text:name="_Hlk57801554"/><text:span text:style-name="T61">RUC:<text:s/></text:span><text:bookmark-end text:name="_Hlk57801554"/><text:span text:style-name="T62">0991126864001</text:span></text:p>
      <text:p text:style-name="P63"><text:span text:style-name="T64">Guayaquil, 15 de enero de 2022.</text:span></text:p>
      <text:p text:style-name="P65"/>
      <text:p text:style-name="P66"/>
      <text:p text:style-name="P67"/>
      <text:p text:style-name="P68">Señores</text:p>
      <text:p text:style-name="P69"><text:span text:style-name="T70">BANCO DE GUAYAQUIL</text:span></text:p>
      <text:p text:style-name="P71"><text:span text:style-name="T72">Av. Pichincha 107 y Av. Francisco P Icaza</text:span></text:p>
      <text:p text:style-name="P73">Guayaquil - Ecuador</text:p>
      <text:p text:style-name="P74"/>
      <text:p text:style-name="P75"/>
      <text:p text:style-name="P76">Estimados señores:</text:p>
      <text:p text:style-name="P77"/>
      <text:p text:style-name="P78"><text:span text:style-name="T79">Nuestros auditores externos:</text:span><text:span text:style-name="T80"><text:s/></text:span><text:span text:style-name="T81">CPAALMEIDA CIA. LTDA</text:span><text:span text:style-name="T82">.</text:span><text:span text:style-name="T83">,</text:span><text:span text:style-name="T84"><text:s/>están<text:s/></text:span><text:span text:style-name="T85">efectuando la auditoría externa de nuestros estados financieros por el año terminado el 31 de diciembre del 2021; por tal motivo solicitamos se sirvan proporcionarles la siguiente información, cortada al 31 de diciembre del 2021:</text:span></text:p>
      <text:p text:style-name="P86"/>
      <text:list text:style-name="WWNum3" text:continue-numbering="true">
        <text:list-item>
          <text:p text:style-name="P87">Saldo(s) de la cuenta(s)<text:s/>corrientes(s) y ahorro(s).</text:p>
        </text:list-item>
        <text:list-item>
          <text:p text:style-name="P88">Detalle de préstamos u otras obligaciones por pagar como resultado de créditos concedidos, tasas de interés pactadas y plazos.</text:p>
        </text:list-item>
        <text:list-item>
          <text:p text:style-name="P89">Detalle de garantías, prendas, hipotecas, saldos compensatorios y cualquier otra salvaguarda que se hubiere acordado.</text:p>
        </text:list-item>
        <text:list-item>
          <text:p text:style-name="P90">Líneas de crédito vigentes incluyendo monto, periodo de vigencia, costos y otras condiciones.</text:p>
        </text:list-item>
        <text:list-item>
          <text:p text:style-name="P91">Otras obligaciones directas o eventuales, letras de cambio, contratos de cambio, instrumentos derivados, tales como futuros, swaps o contratos de<text:s/>cobertura.</text:p>
        </text:list-item>
        <text:list-item>
          <text:p text:style-name="P92">Obligaciones contingentes o eventuales como endosante de documentos o como fiador.</text:p>
        </text:list-item>
        <text:list-item>
          <text:p text:style-name="P93"><text:span text:style-name="T94">Valores en depósitos a plazo u otro tipo de inversión, porcentaje de interés, fechas, inicial y de vencimiento, monto de intereses acreditados a favor de nuestra<text:s/></text:span><text:span text:style-name="T95">cuenta durante el año 2021, como resultado de tales inversiones.</text:span></text:p>
        </text:list-item>
        <text:list-item>
          <text:p text:style-name="P96">Restricciones o pignoraciones sobre nuestros saldos bancarios o inversiones.</text:p>
        </text:list-item>
        <text:list-item>
          <text:p text:style-name="P97">Valores entregados en custodia.</text:p>
        </text:list-item>
        <text:list-item>
          <text:p text:style-name="P98">Detalle de personas autorizadas para firmar en nuestras cuentas<text:s/>bancarias.<text:bookmark-start text:name="_Hlk606495831"/><text:bookmark-end text:name="_Hlk606495831"/></text:p>
        </text:list-item>
      </text:list>
      <text:p text:style-name="P99"/>
      <text:p text:style-name="P100">Agradecemos remitir su respuesta directamente a nuestros auditores externos:</text:p>
      <text:p text:style-name="P101"/>
      <text:p text:style-name="P102"><text:span text:style-name="T103"><text:s/></text:span><text:span text:style-name="T104">CPAALMEIDA CIA. LTDA.,</text:span></text:p>
      <text:p text:style-name="P105"><text:span text:style-name="T106">Torres del Mall, Centro Comercial Mall del Sol, Torre B, Piso 4</text:span></text:p>
      <text:p text:style-name="P107"><text:span text:style-name="T108">Teléfono 098-723-9800</text:span></text:p>
      <text:p text:style-name="P109"/>
      <text:p text:style-name="P110"><text:span text:style-name="T111">Para agilizar el proceso, esta información puede ser en</text:span><text:span text:style-name="T112">viada por correo electrónico a<text:s/></text:span><text:a xlink:href="mailto:calmeida@cpalmeida.com" office:target-frame-name="_top" xlink:show="replace"><text:span text:style-name="T113">calmeida@cpalmeida.com</text:span></text:a><text:span text:style-name="T114"><text:s/>mientras las respuestas originales son recibidas por nuestros auditores independientes.</text:span></text:p>
      <text:p text:style-name="P115"/>
      <text:p text:style-name="P116">Atentamente,</text:p>
      <text:p text:style-name="P117"/>
      <text:p text:style-name="P118">Graficas Impacto GRAFIMPAC S.A.</text:p>
      <text:p text:style-name="P119"/>
      <text:p text:style-name="P120"/>
      <text:p text:style-name="P121"/>
      <text:p text:style-name="P122"/>
      <text:p text:style-name="P123">JOSE<text:s/>WALTER ORBEA VACA</text:p>
      <text:p text:style-name="P124">Gerente General</text:p>
      <text:p text:style-name="P125"><text:bookmark-start text:name="_Hlk578015541"/><text:span text:style-name="T126">RUC:<text:s/></text:span><text:bookmark-end text:name="_Hlk578015541"/><text:span text:style-name="T127">0991126864001</text:span></text:p>
      <text:p text:style-name="P128"><text:span text:style-name="T129">Guayaquil, 15 de enero de 2022.</text:span></text:p>
      <text:p text:style-name="P130"/>
      <text:p text:style-name="P131"/>
      <text:p text:style-name="P132"/>
      <text:p text:style-name="P133">Señores</text:p>
      <text:p text:style-name="P134"><text:span text:style-name="T135">BANCO DEL PACIFICO</text:span></text:p>
      <text:p text:style-name="P136">Av. P Ycaza 200 entre Pedro Carbo y Pichincha</text:p>
      <text:p text:style-name="P137">Guayaquil - Ecuador</text:p>
      <text:p text:style-name="P138"/>
      <text:p text:style-name="P139"/>
      <text:p text:style-name="P140">Estimados señores:</text:p>
      <text:p text:style-name="P141"/>
      <text:p text:style-name="P142"><text:span text:style-name="T143">Nuestros auditores externos:</text:span><text:span text:style-name="T144"><text:s/></text:span><text:span text:style-name="T145">CPAALMEIDA CIA. LTDA</text:span><text:span text:style-name="T146">.</text:span><text:span text:style-name="T147">,</text:span><text:span text:style-name="T148"><text:s/></text:span><text:span text:style-name="T149">están efectuando la auditoría externa de nuestros estados financieros por el año terminado el 31 de diciembre del 2021; por tal motivo solicitamos se sirvan proporcionarles la siguiente información, cortada al 31 de diciembre del 2021:</text:span></text:p>
      <text:p text:style-name="P150"/>
      <text:list text:style-name="WWNum3" text:continue-numbering="true">
        <text:list-item>
          <text:p text:style-name="P151">Saldo(s) de la cuenta(s) corrientes(s) y ahorro(s).</text:p>
        </text:list-item>
        <text:list-item>
          <text:p text:style-name="P152">Detalle de préstamos u otras obligaciones por pagar como resultado de créditos concedidos, tasas de interés pactadas y plazos.</text:p>
        </text:list-item>
        <text:list-item>
          <text:p text:style-name="P153">Detalle de garantías, prendas, hipotecas, saldos compensatorios y cualquier otra salvaguarda que<text:s/>se hubiere acordado.</text:p>
        </text:list-item>
        <text:list-item>
          <text:p text:style-name="P154">Líneas de crédito vigentes incluyendo monto, periodo de vigencia, costos y otras condiciones.</text:p>
        </text:list-item>
        <text:list-item>
          <text:p text:style-name="P155">Otras obligaciones directas o eventuales, letras de cambio, contratos de cambio, instrumentos derivados, tales como futuros, swaps o contratos de cobertura.</text:p>
        </text:list-item>
        <text:list-item>
          <text:p text:style-name="P156">Obligaciones contingentes o eventuales como endosante de documentos o como fiador.</text:p>
        </text:list-item>
        <text:list-item>
          <text:p text:style-name="P157"><text:span text:style-name="T158">Valores en depósitos a plazo u otro tipo de inversión, porcentaje de interés, fechas, inicial y de vencimiento, monto de intereses acreditados a favor de nu</text:span><text:span text:style-name="T159">estra cuenta durante el año 2021, como resultado de tales inversiones.</text:span></text:p>
        </text:list-item>
        <text:list-item>
          <text:p text:style-name="P160">Restricciones o pignoraciones sobre nuestros saldos bancarios o inversiones.</text:p>
        </text:list-item>
        <text:list-item>
          <text:p text:style-name="P161">Valores entregados en custodia.</text:p>
        </text:list-item>
        <text:list-item>
          <text:p text:style-name="P162">Detalle de personas autorizadas para firmar en nuestras cuentas bancarias.<text:bookmark-start text:name="_Hlk606495832"/><text:bookmark-end text:name="_Hlk606495832"/></text:p>
        </text:list-item>
      </text:list>
      <text:p text:style-name="P163"/>
      <text:p text:style-name="P164">Agradecemos remitir su respuesta directamente a nuestros auditores externos:</text:p>
      <text:p text:style-name="P165"/>
      <text:p text:style-name="P166"><text:span text:style-name="T167"><text:s/></text:span><text:span text:style-name="T168">CPAALMEIDA CIA. LTDA.,</text:span></text:p>
      <text:p text:style-name="P169"><text:span text:style-name="T170">Torres del Mall, Centro Comercial Mall del Sol, Torre B, Piso 4</text:span></text:p>
      <text:p text:style-name="P171"><text:span text:style-name="T172">Teléfono 098-723-9800</text:span></text:p>
      <text:p text:style-name="P173"/>
      <text:p text:style-name="P174"><text:span text:style-name="T175">Para agilizar el proceso, esta información puede ser enviada por<text:s/></text:span><text:span text:style-name="T176">correo electrónico a<text:s/></text:span><text:a xlink:href="mailto:calmeida@cpalmeida.com" office:target-frame-name="_top" xlink:show="replace"><text:span text:style-name="T177">calmeida@cpalmeida.com</text:span></text:a><text:span text:style-name="T178"><text:s/>mientras las respuestas originales son recibidas por nuestros auditores independientes.</text:span></text:p>
      <text:p text:style-name="P179"/>
      <text:p text:style-name="P180">Atentamente,</text:p>
      <text:p text:style-name="P181"/>
      <text:p text:style-name="P182">Graficas Impacto GRAFIMPAC S.A.</text:p>
      <text:p text:style-name="P183"/>
      <text:p text:style-name="P184"/>
      <text:p text:style-name="P185"/>
      <text:p text:style-name="P186"/>
      <text:p text:style-name="P187">JOSE WALTER ORBEA VACA</text:p>
      <text:p text:style-name="P188">Gerente General</text:p>
      <text:p text:style-name="P189"><text:bookmark-start text:name="_Hlk578015542"/><text:span text:style-name="T190">RUC:<text:s/></text:span><text:bookmark-end text:name="_Hlk578015542"/><text:span text:style-name="T191">0991126864001</text:span></text:p>
      <text:p text:style-name="P192"><text:span text:style-name="T193">Guayaquil, 15 de enero de 2022.</text:span></text:p>
      <text:p text:style-name="P194"/>
      <text:p text:style-name="P195"/>
      <text:p text:style-name="P196"/>
      <text:p text:style-name="P197">Señores</text:p>
      <text:p text:style-name="P198">BANCO PROCREDIT</text:p>
      <text:p text:style-name="P199"><text:span text:style-name="T200">Av. Panamá y Víctor Manuel Rendón Edificio la Banca.</text:span></text:p>
      <text:p text:style-name="P201">Guayaquil - Ecuador</text:p>
      <text:p text:style-name="P202"/>
      <text:p text:style-name="P203"/>
      <text:p text:style-name="P204">Estimados Señores:</text:p>
      <text:p text:style-name="P205"/>
      <text:p text:style-name="P206"><text:span text:style-name="T207">Nuestros auditores externos:</text:span><text:span text:style-name="T208"><text:s/></text:span><text:span text:style-name="T209">CPAALMEIDA CIA. LTDA</text:span><text:span text:style-name="T210">.</text:span><text:span text:style-name="T211">,</text:span><text:span text:style-name="T212"><text:s/>están<text:s/></text:span><text:span text:style-name="T213">efectuando la auditoría externa de nuestros estados financieros por el año terminado el 31 de diciembre del 2021; por tal motivo solicitamos se sirvan proporcionarles la siguiente información, cortada al 31 de diciembre del 2021:</text:span></text:p>
      <text:p text:style-name="P214"/>
      <text:list text:style-name="WWNum3" text:continue-numbering="true">
        <text:list-item>
          <text:p text:style-name="P215">Saldo(s) de la cuenta(s)<text:s/>corrientes(s) y ahorro(s).</text:p>
        </text:list-item>
        <text:list-item>
          <text:p text:style-name="P216">Detalle de préstamos u otras obligaciones por pagar como resultado de créditos concedidos, tasas de interés pactadas y plazos.</text:p>
        </text:list-item>
        <text:list-item>
          <text:p text:style-name="P217">Detalle de garantías, prendas, hipotecas, saldos compensatorios y cualquier otra salvaguarda que se hubiere acordado.</text:p>
        </text:list-item>
        <text:list-item>
          <text:p text:style-name="P218">Líneas de crédito vigentes incluyendo monto, periodo de vigencia, costos y otras condiciones.</text:p>
        </text:list-item>
        <text:list-item>
          <text:p text:style-name="P219">Otras obligaciones directas o eventuales, letras de cambio, contratos de cambio, instrumentos derivados, tales como futuros, swaps o<text:s/>contratos de cobertura.</text:p>
        </text:list-item>
        <text:list-item>
          <text:p text:style-name="P220">Obligaciones contingentes o eventuales como endosante de documentos o como fiador.</text:p>
        </text:list-item>
        <text:list-item>
          <text:p text:style-name="P221"><text:span text:style-name="T222">Valores en depósitos a plazo u otro tipo de inversión, porcentaje de interés, fechas, inicial y de vencimiento, monto de intereses acreditados a favo</text:span><text:span text:style-name="T223">r de nuestra cuenta durante el año 2021, como resultado de tales inversiones.</text:span></text:p>
        </text:list-item>
        <text:list-item>
          <text:p text:style-name="P224">Restricciones o pignoraciones sobre nuestros saldos bancarios o inversiones.</text:p>
        </text:list-item>
        <text:list-item>
          <text:p text:style-name="P225">Valores entregados en custodia.</text:p>
        </text:list-item>
        <text:list-item>
          <text:p text:style-name="P226">Detalle de personas autorizadas para firmar en nuestras cuentas bancarias.<text:bookmark-start text:name="_Hlk606495833"/><text:bookmark-end text:name="_Hlk606495833"/></text:p>
        </text:list-item>
      </text:list>
      <text:p text:style-name="P227"/>
      <text:p text:style-name="P228">Agradecemos remitir su respuesta directamente a nuestros auditores externos:</text:p>
      <text:p text:style-name="P229"/>
      <text:p text:style-name="P230"><text:span text:style-name="T231"><text:s/></text:span><text:span text:style-name="T232">CPAALMEIDA CIA. LTDA.,</text:span></text:p>
      <text:p text:style-name="P233"><text:span text:style-name="T234">Torres del Mall, Centro Comercial Mall del Sol, Torre B, Piso 4</text:span></text:p>
      <text:p text:style-name="P235"><text:span text:style-name="T236">Teléfono 098-723-9800</text:span></text:p>
      <text:p text:style-name="P237"/>
      <text:p text:style-name="P238"><text:span text:style-name="T239">Para agilizar el proceso, esta información puede ser enviada</text:span><text:span text:style-name="T240"><text:s/>por correo electrónico a<text:s/></text:span><text:a xlink:href="mailto:calmeida@cpalmeida.com" office:target-frame-name="_top" xlink:show="replace"><text:span text:style-name="T241">calmeida@cpalmeida.com</text:span></text:a><text:span text:style-name="T242"><text:s/>mientras las respuestas originales son recibidas por nuestros auditores independientes.</text:span></text:p>
      <text:p text:style-name="P243"/>
      <text:p text:style-name="P244">Atentamente,</text:p>
      <text:p text:style-name="P245"/>
      <text:p text:style-name="P246">Graficas Impacto GRAFIMPAC S.A.</text:p>
      <text:p text:style-name="P247"/>
      <text:p text:style-name="P248"/>
      <text:p text:style-name="P249"/>
      <text:p text:style-name="P250"/>
      <text:p text:style-name="P251">JOSE WALTER<text:s/>ORBEA VACA</text:p>
      <text:p text:style-name="P252">Gerente General</text:p>
      <text:p text:style-name="P253"><text:bookmark-start text:name="_Hlk578015543"/><text:span text:style-name="T254">RUC:<text:s/></text:span><text:bookmark-end text:name="_Hlk578015543"/><text:span text:style-name="T255">0991126864001</text:span></text:p>
      <text:p text:style-name="P256"><text:span text:style-name="T257">Guayaquil, 15 de enero de 2022.</text:span></text:p>
      <text:p text:style-name="P258"/>
      <text:p text:style-name="P259"/>
      <text:p text:style-name="P260"/>
      <text:p text:style-name="P261">Señores</text:p>
      <text:p text:style-name="P262"><text:span text:style-name="T263">BANCO TERRABANK</text:span></text:p>
      <text:p text:style-name="P264">Presente</text:p>
      <text:p text:style-name="P265"/>
      <text:p text:style-name="P266"/>
      <text:p text:style-name="P267">Estimados Señores:</text:p>
      <text:p text:style-name="P268"/>
      <text:p text:style-name="P269"><text:span text:style-name="T270">Nuestros auditores externos:</text:span><text:span text:style-name="T271"><text:s/></text:span><text:span text:style-name="T272">CPAALMEIDA CIA.<text:s/></text:span><text:span text:style-name="T273">LTDA</text:span><text:span text:style-name="T274">.</text:span><text:span text:style-name="T275">,</text:span><text:span text:style-name="T276"><text:s/>están efectuando la auditoría externa de nuestros estados financieros por el año terminado el 31 de diciembre del 2021</text:span><text:span text:style-name="T277">; p</text:span><text:span text:style-name="T278">or tal motivo solicitamos se sirvan proporcionarles la siguiente información, cortada al 31 de diciembre del 2021:</text:span></text:p>
      <text:p text:style-name="P279"/>
      <text:list text:style-name="WWNum3" text:continue-numbering="true">
        <text:list-item>
          <text:p text:style-name="P280">Saldo(s) de la cuenta(s) corrientes(s) y ahorro(s).</text:p>
        </text:list-item>
        <text:list-item>
          <text:p text:style-name="P281">Detalle de préstamos u otras obligaciones por pagar como resultado de créditos concedidos, tasas de interés pactadas y plazos.</text:p>
        </text:list-item>
        <text:list-item>
          <text:p text:style-name="P282">Detalle de garantías, prendas, hipotecas, saldos compensatorios y cualquier otra salvaguarda que se hubiere acordado.</text:p>
        </text:list-item>
        <text:list-item>
          <text:p text:style-name="P283">Líneas de crédito vigentes incluyendo monto, periodo de vigencia, costos y otras condiciones.</text:p>
        </text:list-item>
        <text:list-item>
          <text:p text:style-name="P284">Otras obligaciones directas o eventuales, letras de cambio, contratos de cambio, instrumentos derivados, tales como futuros, swaps o contratos de cobertura.</text:p>
        </text:list-item>
        <text:list-item>
          <text:p text:style-name="P285">Obligaciones contingentes o eventuales como endosante de documentos o como fiador.</text:p>
        </text:list-item>
        <text:list-item>
          <text:p text:style-name="P286"><text:span text:style-name="T287">Valores en depósitos a plazo u otro tipo de inversión, porcentaje de interés, fechas, inicial y de vencimiento, monto de intereses acredi</text:span><text:span text:style-name="T288">tados a favor de nuestra cuenta durante el año 2021, como resultado de tales inversiones.</text:span></text:p>
        </text:list-item>
        <text:list-item>
          <text:p text:style-name="P289">Restricciones o pignoraciones sobre nuestros saldos bancarios o inversiones.</text:p>
        </text:list-item>
        <text:list-item>
          <text:p text:style-name="P290">Valores entregados en custodia.</text:p>
        </text:list-item>
        <text:list-item>
          <text:p text:style-name="P291">Detalle de personas autorizadas para firmar en nuestras cuentas bancarias.<text:bookmark-start text:name="_Hlk606495834"/><text:bookmark-end text:name="_Hlk606495834"/></text:p>
        </text:list-item>
      </text:list>
      <text:p text:style-name="P292"/>
      <text:p text:style-name="P293">Agradecemos remitir su respuesta directamente a nuestros auditores externos:</text:p>
      <text:p text:style-name="P294"/>
      <text:p text:style-name="P295"><text:span text:style-name="T296"><text:s/></text:span><text:span text:style-name="T297">CPAALMEIDA CIA. LTDA.,</text:span></text:p>
      <text:p text:style-name="P298"><text:span text:style-name="T299">Torres del Mall, Centro Comercial Mall del Sol, Torre B, Piso 4</text:span></text:p>
      <text:p text:style-name="P300"><text:span text:style-name="T301">Teléfono 098-723-9800</text:span></text:p>
      <text:p text:style-name="P302"/>
      <text:p text:style-name="P303"><text:span text:style-name="T304">Para agilizar el proceso, esta información puede</text:span><text:span text:style-name="T305"><text:s/>ser enviada por correo electrónico a<text:s/></text:span><text:a xlink:href="mailto:calmeida@cpalmeida.com" office:target-frame-name="_top" xlink:show="replace"><text:span text:style-name="T306">calmeida@cpalmeida.com</text:span></text:a><text:span text:style-name="T307"><text:s/>mientras las respuestas originales son recibidas por nuestros auditores independientes.</text:span></text:p>
      <text:p text:style-name="P308"/>
      <text:p text:style-name="P309">Atentamente,</text:p>
      <text:p text:style-name="P310"/>
      <text:p text:style-name="P311">Graficas Impacto GRAFIMPAC S.A.</text:p>
      <text:p text:style-name="P312"/>
      <text:p text:style-name="P313"/>
      <text:p text:style-name="P314"/>
      <text:p text:style-name="P315"/>
      <text:p text:style-name="P316">JOSE WALTER ORBEA VACA</text:p>
      <text:p text:style-name="P317">Gerente General</text:p>
      <text:p text:style-name="P318"><text:bookmark-start text:name="_Hlk578015544"/><text:span text:style-name="T319">RUC:<text:s/></text:span><text:bookmark-end text:name="_Hlk578015544"/><text:span text:style-name="T320">0991126864001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/>
    <style:font-face style:name="Noto Sans CJK SC" svg:font-family="Noto Sans CJK SC" style:font-family-generic="system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283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C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user" style:next-style-name="Textbodyuser">
      <style:paragraph-properties fo:keep-with-next="always" fo:margin-top="0.1666in" fo:margin-bottom="0.0833in"/>
      <style:text-properties style:font-name="Liberation Sans" style:font-name-asian="Noto Sans CJK SC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user">
      <style:text-properties fo:hyphenate="false"/>
    </style:style>
    <style:style style:name="Caption" style:display-name="Caption" style:family="paragraph" style:parent-style-name="Standarduser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user">
      <style:paragraph-properties text:number-lines="false"/>
      <style:text-properties fo:hyphenate="false"/>
    </style:style>
    <style:style style:name="Standarduser" style:display-name="Standard (user)" style:family="paragraph">
      <style:paragraph-properties fo:widows="2" fo:orphans="2"/>
      <style:text-properties fo:hyphenate="false"/>
    </style:style>
    <style:style style:name="Textbodyuser" style:display-name="Text body (user)" style:family="paragraph" style:parent-style-name="Standarduser">
      <style:paragraph-properties fo:margin-bottom="0.0972in" fo:line-height="115%"/>
      <style:text-properties fo:hyphenate="false"/>
    </style:style>
    <style:style style:name="ListParagraph" style:display-name="List Paragraph" style:family="paragraph" style:parent-style-name="Standarduser">
      <style:paragraph-properties fo:margin-left="0.5in">
        <style:tab-stops/>
      </style:paragraph-properties>
      <style:text-properties fo:hyphenate="false"/>
    </style:style>
    <style:style style:name="Internetlinkuser" style:display-name="Internet link (user)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ListLabel1" style:display-name="ListLabel 1" style:family="text">
      <style:text-properties style:font-name-complex="Courier New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>
      <style:text-properties style:font-name-complex="Courier New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a" style:display-name="WWNum1a">
      <text:list-level-style-number text:level="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2" style:display-name="WWNum2">
      <text:list-level-style-number text:level="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text:list-style style:name="WWNum3" style:display-name="WWNum3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825in" fo:margin-bottom="0.7875in" fo:margin-right="0.8715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68in" fo:page-height="11.693in" style:print-orientation="portrait" fo:margin-top="0.7875in" fo:margin-left="0.825in" fo:margin-bottom="0.7875in" fo:margin-right="0.8715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2">
      <style:page-layout-properties fo:page-width="8.268in" fo:page-height="11.693in" style:print-orientation="portrait" fo:margin-top="0.7875in" fo:margin-left="0.825in" fo:margin-bottom="0.7875in" fo:margin-right="0.8715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3">
      <style:page-layout-properties fo:page-width="8.268in" fo:page-height="11.693in" style:print-orientation="portrait" fo:margin-top="0.7875in" fo:margin-left="0.825in" fo:margin-bottom="0.7875in" fo:margin-right="0.8715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4">
      <style:page-layout-properties fo:page-width="8.268in" fo:page-height="11.693in" style:print-orientation="portrait" fo:margin-top="0.7875in" fo:margin-left="0.825in" fo:margin-bottom="0.7875in" fo:margin-right="0.871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ame="MP1" style:page-layout-name="PL1"/>
    <style:master-page style:name="MP2" style:page-layout-name="PL2"/>
    <style:master-page style:name="MP3" style:page-layout-name="PL3"/>
    <style:master-page style:name="MP4" style:page-layout-name="PL4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Carlos Almeida</meta:initial-creator>
    <dc:creator>Cesar Alberto Leon Galarraga</dc:creator>
    <meta:creation-date>2021-01-04T15:47:00Z</meta:creation-date>
    <dc:date>2021-11-23T15:10:00Z</dc:date>
    <meta:template xlink:href="Normal.dotm" xlink:type="simple"/>
    <meta:editing-cycles>9</meta:editing-cycles>
    <meta:editing-duration>PT144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20" meta:word-count="1549" meta:character-count="10053" meta:row-count="71" meta:non-whitespace-character-count="8524"/>
  </office:meta>
</office:document-meta>
</file>